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style>
    <style:style style:name="P2" style:family="paragraph" style:parent-style-name="Preformatted_20_Text">
      <style:text-properties fo:color="#c9211e" fo:font-weight="bold" style:font-weight-asian="bold" style:font-weight-complex="bold"/>
    </style:style>
    <style:style style:name="P3" style:family="paragraph" style:parent-style-name="Preformatted_20_Text">
      <style:paragraph-properties fo:text-align="justify" style:justify-single-word="false"/>
      <style:text-properties fo:color="#c9211e" fo:font-weight="bold" style:font-weight-asian="bold" style:font-weight-complex="bold"/>
    </style:style>
    <style:style style:name="P4" style:family="paragraph" style:parent-style-name="Preformatted_20_Text">
      <style:text-properties officeooo:rsid="002ba00f" officeooo:paragraph-rsid="002ba00f"/>
    </style:style>
    <style:style style:name="P5" style:family="paragraph" style:parent-style-name="Preformatted_20_Text">
      <style:text-properties officeooo:rsid="0032be9c" officeooo:paragraph-rsid="0032be9c"/>
    </style:style>
    <style:style style:name="P6" style:family="paragraph" style:parent-style-name="Preformatted_20_Text">
      <style:text-properties officeooo:paragraph-rsid="003f3339"/>
    </style:style>
    <style:style style:name="P7" style:family="paragraph" style:parent-style-name="Preformatted_20_Text">
      <style:text-properties officeooo:rsid="002f8d43" officeooo:paragraph-rsid="002f8d43"/>
    </style:style>
    <style:style style:name="P8" style:family="paragraph" style:parent-style-name="Preformatted_20_Text">
      <style:text-properties fo:color="#b2b2b2"/>
    </style:style>
    <style:style style:name="P9" style:family="paragraph" style:parent-style-name="Preformatted_20_Text">
      <style:text-properties officeooo:paragraph-rsid="0081e164"/>
    </style:style>
    <style:style style:name="P10" style:family="paragraph" style:parent-style-name="Preformatted_20_Text">
      <style:text-properties officeooo:paragraph-rsid="0084abee"/>
    </style:style>
    <style:style style:name="P11" style:family="paragraph" style:parent-style-name="Preformatted_20_Text">
      <style:text-properties officeooo:rsid="0084abee" officeooo:paragraph-rsid="0084abee"/>
    </style:style>
    <style:style style:name="P12" style:family="paragraph" style:parent-style-name="Preformatted_20_Text">
      <style:text-properties officeooo:paragraph-rsid="00938805"/>
    </style:style>
    <style:style style:name="P13" style:family="paragraph" style:parent-style-name="Preformatted_20_Text">
      <style:text-properties officeooo:rsid="00c7005d" officeooo:paragraph-rsid="00c7005d"/>
    </style:style>
    <style:style style:name="P14" style:family="paragraph" style:parent-style-name="Preformatted_20_Text">
      <style:text-properties officeooo:paragraph-rsid="00cfd2a8"/>
    </style:style>
    <style:style style:name="P15" style:family="paragraph" style:parent-style-name="Preformatted_20_Text">
      <style:text-properties fo:font-style="normal" style:font-style-asian="normal" style:font-style-complex="normal"/>
    </style:style>
    <style:style style:name="P16" style:family="paragraph" style:parent-style-name="Preformatted_20_Text">
      <style:paragraph-properties fo:text-align="start" style:justify-single-word="false"/>
      <style:text-properties fo:font-style="normal" officeooo:paragraph-rsid="00fc7c4b" style:font-style-asian="normal" style:font-style-complex="normal"/>
    </style:style>
    <style:style style:name="P17" style:family="paragraph" style:parent-style-name="Preformatted_20_Text">
      <style:text-properties officeooo:paragraph-rsid="00d457da"/>
    </style:style>
    <style:style style:name="P18" style:family="paragraph" style:parent-style-name="Preformatted_20_Text">
      <style:text-properties officeooo:rsid="00aedc1b" officeooo:paragraph-rsid="00f8a78b"/>
    </style:style>
    <style:style style:name="P19" style:family="paragraph" style:parent-style-name="Preformatted_20_Text">
      <style:text-properties officeooo:paragraph-rsid="00f8a78b"/>
    </style:style>
    <style:style style:name="P20" style:family="paragraph" style:parent-style-name="Preformatted_20_Text">
      <style:paragraph-properties fo:text-align="start" style:justify-single-word="false"/>
      <style:text-properties officeooo:paragraph-rsid="00fc7c4b"/>
    </style:style>
    <style:style style:name="P21" style:family="paragraph" style:parent-style-name="Preformatted_20_Text">
      <style:paragraph-properties fo:text-align="start" style:justify-single-word="false"/>
      <style:text-properties officeooo:rsid="00d90528" officeooo:paragraph-rsid="00fc7c4b"/>
    </style:style>
    <style:style style:name="P22" style:family="paragraph" style:parent-style-name="Preformatted_20_Text">
      <style:paragraph-properties fo:text-align="start" style:justify-single-word="false"/>
      <style:text-properties officeooo:rsid="00de7437" officeooo:paragraph-rsid="00fc7c4b"/>
    </style:style>
    <style:style style:name="P23" style:family="paragraph" style:parent-style-name="Preformatted_20_Text">
      <style:text-properties fo:color="#00a933" fo:font-weight="bold" officeooo:rsid="00e27436" officeooo:paragraph-rsid="00fc7c4b" style:font-weight-asian="bold" style:font-weight-complex="bold"/>
    </style:style>
    <style:style style:name="P24" style:family="paragraph" style:parent-style-name="Preformatted_20_Text">
      <style:text-properties fo:color="#00a933" fo:font-weight="bold" officeooo:rsid="00e2f914" officeooo:paragraph-rsid="00fc7c4b" style:font-weight-asian="bold" style:font-weight-complex="bold"/>
    </style:style>
    <style:style style:name="P25" style:family="paragraph" style:parent-style-name="Preformatted_20_Text">
      <style:text-properties style:use-window-font-color="true" fo:font-weight="normal" officeooo:rsid="00e2f914" officeooo:paragraph-rsid="00fc7c4b" style:font-weight-asian="normal" style:font-weight-complex="normal"/>
    </style:style>
    <style:style style:name="P26" style:family="paragraph" style:parent-style-name="Preformatted_20_Text">
      <style:text-properties officeooo:paragraph-rsid="00fc7c4b"/>
    </style:style>
    <style:style style:name="P27" style:family="paragraph" style:parent-style-name="Text_20_body">
      <style:text-properties officeooo:rsid="0013dd84" officeooo:paragraph-rsid="0013dd84"/>
    </style:style>
    <style:style style:name="P28" style:family="paragraph" style:parent-style-name="Text_20_body">
      <style:paragraph-properties fo:text-align="justify" style:justify-single-word="false"/>
      <style:text-properties officeooo:rsid="00156168" officeooo:paragraph-rsid="00156168"/>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officeooo:paragraph-rsid="0015a3ae"/>
    </style:style>
    <style:style style:name="P31" style:family="paragraph" style:parent-style-name="Text_20_body">
      <style:paragraph-properties fo:text-align="justify" style:justify-single-word="false"/>
      <style:text-properties officeooo:paragraph-rsid="00173398"/>
    </style:style>
    <style:style style:name="P32" style:family="paragraph" style:parent-style-name="Text_20_body">
      <style:paragraph-properties fo:text-align="justify" style:justify-single-word="false"/>
      <style:text-properties officeooo:paragraph-rsid="003d4db3"/>
    </style:style>
    <style:style style:name="P33" style:family="paragraph" style:parent-style-name="Text_20_body">
      <style:paragraph-properties fo:text-align="justify" style:justify-single-word="false"/>
      <style:text-properties officeooo:paragraph-rsid="00329025"/>
    </style:style>
    <style:style style:name="P34" style:family="paragraph" style:parent-style-name="Text_20_body">
      <style:paragraph-properties fo:text-align="justify" style:justify-single-word="false"/>
      <style:text-properties officeooo:paragraph-rsid="0055a4ae"/>
    </style:style>
    <style:style style:name="P35" style:family="paragraph" style:parent-style-name="Text_20_body">
      <style:paragraph-properties fo:text-align="justify" style:justify-single-word="false"/>
      <style:text-properties officeooo:paragraph-rsid="00581316"/>
    </style:style>
    <style:style style:name="P36" style:family="paragraph" style:parent-style-name="Text_20_body">
      <style:paragraph-properties fo:text-align="justify" style:justify-single-word="false"/>
      <style:text-properties officeooo:paragraph-rsid="0072c0bb"/>
    </style:style>
    <style:style style:name="P37" style:family="paragraph" style:parent-style-name="Text_20_body">
      <style:paragraph-properties fo:text-align="justify" style:justify-single-word="false"/>
      <style:text-properties officeooo:paragraph-rsid="0076b874"/>
    </style:style>
    <style:style style:name="P38" style:family="paragraph" style:parent-style-name="Text_20_body">
      <style:paragraph-properties fo:text-align="justify" style:justify-single-word="false"/>
      <style:text-properties officeooo:paragraph-rsid="0054cd21"/>
    </style:style>
    <style:style style:name="P39" style:family="paragraph" style:parent-style-name="Text_20_body">
      <style:paragraph-properties fo:text-align="justify" style:justify-single-word="false"/>
      <style:text-properties officeooo:paragraph-rsid="00f116f6"/>
    </style:style>
    <style:style style:name="P40" style:family="paragraph" style:parent-style-name="Text_20_body">
      <style:paragraph-properties fo:text-align="justify" style:justify-single-word="false"/>
      <style:text-properties officeooo:paragraph-rsid="00f8a78b"/>
    </style:style>
    <style:style style:name="P41" style:family="paragraph" style:parent-style-name="Text_20_body">
      <style:paragraph-properties fo:text-align="justify" style:justify-single-word="false"/>
      <style:text-properties officeooo:paragraph-rsid="00f688d2"/>
    </style:style>
    <style:style style:name="P42" style:family="paragraph" style:parent-style-name="Text_20_body">
      <style:text-properties officeooo:paragraph-rsid="0015f89d"/>
    </style:style>
    <style:style style:name="P43" style:family="paragraph" style:parent-style-name="Text_20_body">
      <style:paragraph-properties fo:text-align="justify" style:justify-single-word="false"/>
      <style:text-properties officeooo:rsid="00186937" officeooo:paragraph-rsid="00186937"/>
    </style:style>
    <style:style style:name="P44" style:family="paragraph" style:parent-style-name="Text_20_body">
      <style:paragraph-properties fo:text-align="justify" style:justify-single-word="false"/>
      <style:text-properties officeooo:rsid="00188c48" officeooo:paragraph-rsid="00188c48"/>
    </style:style>
    <style:style style:name="P45" style:family="paragraph" style:parent-style-name="Text_20_body">
      <style:paragraph-properties fo:text-align="justify" style:justify-single-word="false"/>
      <style:text-properties officeooo:rsid="001be745" officeooo:paragraph-rsid="001be745"/>
    </style:style>
    <style:style style:name="P46" style:family="paragraph" style:parent-style-name="Text_20_body">
      <style:paragraph-properties fo:text-align="justify" style:justify-single-word="false"/>
      <style:text-properties officeooo:rsid="0024b7e4" officeooo:paragraph-rsid="0024b7e4"/>
    </style:style>
    <style:style style:name="P47" style:family="paragraph" style:parent-style-name="Text_20_body">
      <style:text-properties officeooo:rsid="003bf69d" officeooo:paragraph-rsid="003bf69d"/>
    </style:style>
    <style:style style:name="P48" style:family="paragraph" style:parent-style-name="Text_20_body">
      <style:text-properties officeooo:paragraph-rsid="00340259"/>
    </style:style>
    <style:style style:name="P49" style:family="paragraph" style:parent-style-name="Text_20_body">
      <style:paragraph-properties fo:text-align="justify" style:justify-single-word="false"/>
      <style:text-properties fo:color="#c9211e" officeooo:rsid="009e3469" officeooo:paragraph-rsid="009e3469"/>
    </style:style>
    <style:style style:name="P50" style:family="paragraph" style:parent-style-name="Text_20_body">
      <style:paragraph-properties fo:text-align="justify" style:justify-single-word="false"/>
      <style:text-properties fo:color="#c9211e" officeooo:paragraph-rsid="00f8a78b"/>
    </style:style>
    <style:style style:name="P51" style:family="paragraph" style:parent-style-name="Text_20_body">
      <style:paragraph-properties fo:text-align="justify" style:justify-single-word="false"/>
      <style:text-properties officeooo:rsid="003d4db3" officeooo:paragraph-rsid="003d4db3"/>
    </style:style>
    <style:style style:name="P52" style:family="paragraph" style:parent-style-name="Text_20_body">
      <style:paragraph-properties fo:text-align="justify" style:justify-single-word="false"/>
      <style:text-properties style:use-window-font-color="true" officeooo:rsid="003dcc83" officeooo:paragraph-rsid="003dcc83"/>
    </style:style>
    <style:style style:name="P53" style:family="paragraph" style:parent-style-name="Text_20_body">
      <style:paragraph-properties fo:text-align="justify" style:justify-single-word="false"/>
      <style:text-properties officeooo:rsid="004d247f" officeooo:paragraph-rsid="004d247f"/>
    </style:style>
    <style:style style:name="P54" style:family="paragraph" style:parent-style-name="Text_20_body">
      <style:text-properties officeooo:paragraph-rsid="006dbd73"/>
    </style:style>
    <style:style style:name="P55" style:family="paragraph" style:parent-style-name="Text_20_body">
      <style:paragraph-properties fo:text-align="justify" style:justify-single-word="false"/>
      <style:text-properties officeooo:rsid="0035e627" officeooo:paragraph-rsid="006c3108"/>
    </style:style>
    <style:style style:name="P56" style:family="paragraph" style:parent-style-name="Text_20_body">
      <style:text-properties fo:font-weight="bold" officeooo:rsid="0054cd21" officeooo:paragraph-rsid="0054cd21" style:font-weight-asian="bold" style:font-weight-complex="bold"/>
    </style:style>
    <style:style style:name="P57" style:family="paragraph" style:parent-style-name="Text_20_body">
      <style:text-properties officeooo:rsid="0097a893" officeooo:paragraph-rsid="0097a893"/>
    </style:style>
    <style:style style:name="P58" style:family="paragraph" style:parent-style-name="Text_20_body">
      <style:text-properties fo:font-style="italic" officeooo:rsid="009b2432" officeooo:paragraph-rsid="009ed9e3" style:font-style-asian="italic" style:font-style-complex="italic"/>
    </style:style>
    <style:style style:name="P59" style:family="paragraph" style:parent-style-name="Text_20_body">
      <style:paragraph-properties fo:text-align="justify" style:justify-single-word="false"/>
      <style:text-properties officeooo:rsid="0022c10d" officeooo:paragraph-rsid="006c3108"/>
    </style:style>
    <style:style style:name="P60" style:family="paragraph" style:parent-style-name="Text_20_body">
      <style:paragraph-properties fo:text-align="justify" style:justify-single-word="false"/>
      <style:text-properties officeooo:rsid="0022c10d" officeooo:paragraph-rsid="00bd1887"/>
    </style:style>
    <style:style style:name="P61" style:family="paragraph" style:parent-style-name="Text_20_body">
      <style:text-properties officeooo:rsid="00c7005d" officeooo:paragraph-rsid="00c7005d"/>
    </style:style>
    <style:style style:name="P62" style:family="paragraph" style:parent-style-name="Text_20_body">
      <style:paragraph-properties fo:text-align="justify" style:justify-single-word="false"/>
      <style:text-properties officeooo:rsid="00e99ec0" officeooo:paragraph-rsid="00e99ec0"/>
    </style:style>
    <style:style style:name="P63" style:family="paragraph" style:parent-style-name="Text_20_body">
      <style:paragraph-properties fo:text-align="start" style:justify-single-word="false"/>
      <style:text-properties officeooo:rsid="00adb08b" officeooo:paragraph-rsid="00f8a78b"/>
    </style:style>
    <style:style style:name="P64" style:family="paragraph" style:parent-style-name="Text_20_body">
      <style:paragraph-properties fo:text-align="justify" style:justify-single-word="false"/>
      <style:text-properties officeooo:rsid="00fa4a5c" officeooo:paragraph-rsid="00fa4a5c"/>
    </style:style>
    <style:style style:name="P65" style:family="paragraph" style:parent-style-name="Text_20_body">
      <style:paragraph-properties fo:text-align="justify" style:justify-single-word="false"/>
      <style:text-properties officeooo:rsid="00fafbdc" officeooo:paragraph-rsid="00fafbdc"/>
    </style:style>
    <style:style style:name="P66" style:family="paragraph" style:parent-style-name="Text_20_body">
      <style:paragraph-properties fo:text-align="justify" style:justify-single-word="false"/>
      <style:text-properties officeooo:rsid="00d86606" officeooo:paragraph-rsid="00fc7c4b"/>
    </style:style>
    <style:style style:name="P67" style:family="paragraph" style:parent-style-name="Text_20_body">
      <style:text-properties officeooo:paragraph-rsid="00fc7c4b"/>
    </style:style>
    <style:style style:name="P68" style:family="paragraph" style:parent-style-name="Text_20_body">
      <style:text-properties style:font-name="Ubuntu1"/>
    </style:style>
    <style:style style:name="P69" style:family="paragraph" style:parent-style-name="Text_20_body">
      <style:text-properties officeooo:paragraph-rsid="010042ba"/>
    </style:style>
    <style:style style:name="P70" style:family="paragraph" style:parent-style-name="Title">
      <style:text-properties officeooo:rsid="0013dd84" officeooo:paragraph-rsid="0013dd84"/>
    </style:style>
    <style:style style:name="P71" style:family="paragraph" style:parent-style-name="Preformatted_20_Text">
      <style:paragraph-properties fo:margin-top="0in" fo:margin-bottom="0.1965in" loext:contextual-spacing="false"/>
    </style:style>
    <style:style style:name="P72" style:family="paragraph" style:parent-style-name="Preformatted_20_Text">
      <style:paragraph-properties fo:margin-top="0in" fo:margin-bottom="0.1965in" loext:contextual-spacing="false"/>
      <style:text-properties officeooo:paragraph-rsid="00cfd2a8"/>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Contents_20_3">
      <style:paragraph-properties>
        <style:tab-stops>
          <style:tab-stop style:position="6.3in" style:type="right" style:leader-style="dotted" style:leader-text="."/>
        </style:tab-stops>
      </style:paragraph-properties>
    </style:style>
    <style:style style:name="P76" style:family="paragraph" style:parent-style-name="Heading_20_1">
      <style:text-properties officeooo:rsid="001f3f22" officeooo:paragraph-rsid="001f3f22"/>
    </style:style>
    <style:style style:name="P77" style:family="paragraph" style:parent-style-name="Heading_20_1">
      <style:paragraph-properties fo:text-align="start" style:justify-single-word="false"/>
    </style:style>
    <style:style style:name="P78" style:family="paragraph" style:parent-style-name="Heading_20_1" style:list-style-name=""/>
    <style:style style:name="P79" style:family="paragraph" style:parent-style-name="Heading_20_1">
      <style:paragraph-properties fo:break-before="page"/>
    </style:style>
    <style:style style:name="P80" style:family="paragraph" style:parent-style-name="Heading_20_1">
      <style:paragraph-properties fo:text-align="start" style:justify-single-word="false" fo:break-before="page"/>
      <style:text-properties officeooo:paragraph-rsid="005b054f"/>
    </style:style>
    <style:style style:name="P81" style:family="paragraph" style:parent-style-name="Heading_20_2">
      <style:paragraph-properties fo:text-align="justify" style:justify-single-word="false"/>
    </style:style>
    <style:style style:name="P82" style:family="paragraph" style:parent-style-name="Heading_20_2">
      <style:text-properties officeooo:paragraph-rsid="00bd1887"/>
    </style:style>
    <style:style style:name="P83" style:family="paragraph" style:parent-style-name="Heading_20_2">
      <style:text-properties style:use-window-font-color="true"/>
    </style:style>
    <style:style style:name="P84" style:family="paragraph" style:parent-style-name="Heading_20_2">
      <style:text-properties fo:font-style="normal" style:font-style-asian="normal" style:font-style-complex="normal"/>
    </style:style>
    <style:style style:name="P85" style:family="paragraph" style:parent-style-name="Heading_20_3">
      <style:text-properties fo:font-style="normal" style:text-underline-style="none" style:font-style-asian="normal" style:font-style-complex="normal"/>
    </style:style>
    <style:style style:name="P86" style:family="paragraph" style:parent-style-name="Preformatted_20_Text" style:list-style-name="L2"/>
    <style:style style:name="P87" style:family="paragraph" style:parent-style-name="Preformatted_20_Text" style:list-style-name="L3">
      <style:text-properties officeooo:paragraph-rsid="0084abee"/>
    </style:style>
    <style:style style:name="P88" style:family="paragraph" style:parent-style-name="Text_20_body" style:list-style-name="L1">
      <style:paragraph-properties fo:text-align="start" style:justify-single-word="false"/>
      <style:text-properties officeooo:rsid="006e004b" officeooo:paragraph-rsid="006e004b"/>
    </style:style>
    <style:style style:name="P89" style:family="paragraph" style:parent-style-name="Text_20_body" style:list-style-name="L2"/>
    <style:style style:name="P90" style:family="paragraph" style:parent-style-name="Text_20_body" style:list-style-name="L2">
      <style:paragraph-properties fo:text-align="justify" style:justify-single-word="false"/>
    </style:style>
    <style:style style:name="P91" style:family="paragraph" style:parent-style-name="Text_20_body" style:list-style-name="L2">
      <style:paragraph-properties fo:text-align="justify" style:justify-single-word="false"/>
      <style:text-properties officeooo:paragraph-rsid="0026296e"/>
    </style:style>
    <style:style style:name="P92" style:family="paragraph" style:parent-style-name="Text_20_body" style:list-style-name="L2">
      <style:paragraph-properties fo:text-align="justify" style:justify-single-word="false"/>
      <style:text-properties officeooo:paragraph-rsid="003f3339"/>
    </style:style>
    <style:style style:name="P93" style:family="paragraph" style:parent-style-name="Text_20_body" style:list-style-name="L4">
      <style:paragraph-properties fo:text-align="justify" style:justify-single-word="false"/>
      <style:text-properties officeooo:paragraph-rsid="004d247f"/>
    </style:style>
    <style:style style:name="P94" style:family="paragraph" style:parent-style-name="Text_20_body" style:list-style-name="L5">
      <style:paragraph-properties fo:text-align="justify" style:justify-single-word="false"/>
    </style:style>
    <style:style style:name="P95" style:family="paragraph" style:parent-style-name="Text_20_body" style:list-style-name="L5">
      <style:paragraph-properties fo:text-align="justify" style:justify-single-word="false"/>
      <style:text-properties officeooo:paragraph-rsid="004e0a79"/>
    </style:style>
    <style:style style:name="P96" style:family="paragraph" style:parent-style-name="Text_20_body" style:list-style-name="L6">
      <style:paragraph-properties fo:text-align="justify" style:justify-single-word="false"/>
      <style:text-properties officeooo:paragraph-rsid="00f8a78b"/>
    </style:style>
    <style:style style:name="P97" style:family="paragraph" style:parent-style-name="Text_20_body">
      <style:paragraph-properties fo:text-align="justify" style:justify-single-word="false"/>
      <style:text-properties officeooo:paragraph-rsid="00fafbdc"/>
    </style:style>
    <style:style style:name="P98" style:family="paragraph" style:parent-style-name="Text_20_body" style:list-style-name="L2">
      <style:text-properties fo:font-weight="bold" style:font-weight-asian="bold" style:font-weight-complex="bold"/>
    </style:style>
    <style:style style:name="P99" style:family="paragraph" style:parent-style-name="Text_20_body">
      <style:paragraph-properties fo:text-align="justify" style:justify-single-word="false"/>
      <style:text-properties fo:font-weight="bold" officeooo:rsid="0109fd05" officeooo:paragraph-rsid="0109fd05" style:font-weight-asian="bold" style:font-weight-complex="bold"/>
    </style:style>
    <style:style style:name="P100" style:family="paragraph" style:parent-style-name="Text_20_body" style:list-style-name="L3"/>
    <style:style style:name="P101" style:family="paragraph" style:parent-style-name="Text_20_body" style:list-style-name="L3">
      <style:text-properties officeooo:rsid="0081e164" officeooo:paragraph-rsid="0081e164"/>
    </style:style>
    <style:style style:name="P102" style:family="paragraph" style:parent-style-name="Text_20_body" style:list-style-name="L4">
      <style:paragraph-properties fo:text-align="justify" style:justify-single-word="false"/>
      <style:text-properties officeooo:rsid="004d247f" officeooo:paragraph-rsid="004d247f"/>
    </style:style>
    <style:style style:name="P103" style:family="paragraph" style:parent-style-name="Text_20_body" style:list-style-name="L4">
      <style:paragraph-properties fo:text-align="justify" style:justify-single-word="false"/>
      <style:text-properties fo:font-style="normal" officeooo:rsid="004e0a79" officeooo:paragraph-rsid="004d247f" style:font-style-asian="normal" style:font-style-complex="normal"/>
    </style:style>
    <style:style style:name="P104" style:family="paragraph" style:parent-style-name="Text_20_body" style:list-style-name="L5"/>
    <style:style style:name="P105" style:family="paragraph" style:parent-style-name="Text_20_body" style:list-style-name="L5">
      <style:text-properties officeooo:paragraph-rsid="00508d32"/>
    </style:style>
    <style:style style:name="P106" style:family="paragraph" style:parent-style-name="Text_20_body" style:list-style-name="L5">
      <style:text-properties officeooo:paragraph-rsid="00509dd2"/>
    </style:style>
    <style:style style:name="P107" style:family="paragraph" style:parent-style-name="Text_20_body" style:list-style-name="L6">
      <style:paragraph-properties fo:text-align="justify" style:justify-single-word="false"/>
      <style:text-properties style:font-name="Ubuntu" fo:font-size="12pt" fo:font-weight="normal" officeooo:rsid="00fa4a5c" officeooo:paragraph-rsid="00fa4a5c" style:font-name-asian="Noto Sans CJK SC" style:font-size-asian="12pt" style:font-weight-asian="normal" style:font-name-complex="Lohit Devanagari" style:font-size-complex="12pt" style:font-weight-complex="normal"/>
    </style:style>
    <style:style style:name="P108" style:family="paragraph" style:parent-style-name="Text_20_body" style:list-style-name="L7">
      <style:text-properties officeooo:paragraph-rsid="00f8a78b"/>
    </style:style>
    <style:style style:name="P109" style:family="paragraph" style:parent-style-name="Text_20_body" style:list-style-name="L7">
      <style:text-properties officeooo:rsid="00b00749" officeooo:paragraph-rsid="00f8a78b"/>
    </style:style>
    <style:style style:name="P110" style:family="paragraph" style:parent-style-name="Text_20_body" style:list-style-name="L7">
      <style:paragraph-properties fo:text-align="justify" style:justify-single-word="false"/>
      <style:text-properties officeooo:rsid="00b00749" officeooo:paragraph-rsid="00f8a78b"/>
    </style:style>
    <style:style style:name="P111" style:family="paragraph" style:parent-style-name="Text_20_body" style:list-style-name="L8">
      <style:text-properties officeooo:rsid="00fafbdc" officeooo:paragraph-rsid="00fafbdc"/>
    </style:style>
    <style:style style:name="T1" style:family="text">
      <style:text-properties officeooo:rsid="00156168"/>
    </style:style>
    <style:style style:name="T2" style:family="text">
      <style:text-properties officeooo:rsid="0015a3ae"/>
    </style:style>
    <style:style style:name="T3" style:family="text">
      <style:text-properties fo:font-style="italic" style:font-style-asian="italic" style:font-style-complex="italic"/>
    </style:style>
    <style:style style:name="T4" style:family="text">
      <style:text-properties fo:font-style="italic" officeooo:rsid="0015f89d" style:font-style-asian="italic" style:font-style-complex="italic"/>
    </style:style>
    <style:style style:name="T5" style:family="text">
      <style:text-properties fo:font-style="italic" officeooo:rsid="00164195" style:font-style-asian="italic" style:font-style-complex="italic"/>
    </style:style>
    <style:style style:name="T6" style:family="text">
      <style:text-properties fo:font-style="italic" officeooo:rsid="00173398" style:font-style-asian="italic" style:font-style-complex="italic"/>
    </style:style>
    <style:style style:name="T7" style:family="text">
      <style:text-properties fo:font-style="italic" officeooo:rsid="00340259" style:font-style-asian="italic" style:font-style-complex="italic"/>
    </style:style>
    <style:style style:name="T8" style:family="text">
      <style:text-properties fo:font-style="italic" officeooo:rsid="0032be9c" style:font-style-asian="italic" style:font-style-complex="italic"/>
    </style:style>
    <style:style style:name="T9" style:family="text">
      <style:text-properties fo:font-style="italic" officeooo:rsid="004e0a79" style:font-style-asian="italic" style:font-style-complex="italic"/>
    </style:style>
    <style:style style:name="T10" style:family="text">
      <style:text-properties fo:font-style="italic" officeooo:rsid="00508d32" style:font-style-asian="italic" style:font-style-complex="italic"/>
    </style:style>
    <style:style style:name="T11" style:family="text">
      <style:text-properties fo:font-style="italic" officeooo:rsid="0095cfeb" style:font-style-asian="italic" style:font-style-complex="italic"/>
    </style:style>
    <style:style style:name="T12" style:family="text">
      <style:text-properties fo:font-style="italic" officeooo:rsid="0097a893" style:font-style-asian="italic" style:font-style-complex="italic"/>
    </style:style>
    <style:style style:name="T13" style:family="text">
      <style:text-properties fo:font-style="italic" officeooo:rsid="00c3588d" style:font-style-asian="italic" style:font-style-complex="italic"/>
    </style:style>
    <style:style style:name="T14" style:family="text">
      <style:text-properties fo:font-style="italic" officeooo:rsid="00fb2433" style:font-style-asian="italic" style:font-style-complex="italic"/>
    </style:style>
    <style:style style:name="T15" style:family="text">
      <style:text-properties fo:font-style="italic" officeooo:rsid="00fdb55a" style:font-style-asian="italic" style:font-style-complex="italic"/>
    </style:style>
    <style:style style:name="T16" style:family="text">
      <style:text-properties fo:font-style="italic" officeooo:rsid="00f688d2" style:font-style-asian="italic" style:font-style-complex="italic"/>
    </style:style>
    <style:style style:name="T17" style:family="text">
      <style:text-properties fo:font-style="italic" officeooo:rsid="010bddc5"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7953ab" style:font-style-asian="italic" style:font-weight-asian="bold" style:font-style-complex="italic" style:font-weight-complex="bold"/>
    </style:style>
    <style:style style:name="T20" style:family="text">
      <style:text-properties fo:font-style="italic" fo:font-weight="bold" officeooo:rsid="007af039" style:font-style-asian="italic" style:font-weight-asian="bold" style:font-style-complex="italic" style:font-weight-complex="bold"/>
    </style:style>
    <style:style style:name="T21" style:family="text">
      <style:text-properties fo:font-style="italic" fo:font-weight="bold" officeooo:rsid="0076b874" style:font-style-asian="italic" style:font-weight-asian="bold" style:font-style-complex="italic" style:font-weight-complex="bold"/>
    </style:style>
    <style:style style:name="T22" style:family="text">
      <style:text-properties fo:font-style="italic" fo:font-weight="bold" officeooo:rsid="009cd7c3" style:font-style-asian="italic" style:font-weight-asian="bold" style:font-style-complex="italic" style:font-weight-complex="bold"/>
    </style:style>
    <style:style style:name="T23" style:family="text">
      <style:text-properties officeooo:rsid="0015f89d"/>
    </style:style>
    <style:style style:name="T24" style:family="text">
      <style:text-properties fo:font-style="normal" style:font-style-asian="normal" style:font-style-complex="normal"/>
    </style:style>
    <style:style style:name="T25" style:family="text">
      <style:text-properties fo:font-style="normal" officeooo:rsid="0015f89d" style:font-style-asian="normal" style:font-style-complex="normal"/>
    </style:style>
    <style:style style:name="T26" style:family="text">
      <style:text-properties fo:font-style="normal" officeooo:rsid="00340259" style:font-style-asian="normal" style:font-style-complex="normal"/>
    </style:style>
    <style:style style:name="T27" style:family="text">
      <style:text-properties fo:font-style="normal" officeooo:rsid="003bf69d" style:font-style-asian="normal" style:font-style-complex="normal"/>
    </style:style>
    <style:style style:name="T28" style:family="text">
      <style:text-properties fo:font-style="normal" officeooo:rsid="004d247f" style:font-style-asian="normal" style:font-style-complex="normal"/>
    </style:style>
    <style:style style:name="T29" style:family="text">
      <style:text-properties fo:font-style="normal" officeooo:rsid="004e0a79" style:font-style-asian="normal" style:font-style-complex="normal"/>
    </style:style>
    <style:style style:name="T30" style:family="text">
      <style:text-properties fo:font-style="normal" officeooo:rsid="00508d32" style:font-style-asian="normal" style:font-style-complex="normal"/>
    </style:style>
    <style:style style:name="T31" style:family="text">
      <style:text-properties fo:font-style="normal" officeooo:rsid="006dbd73" style:font-style-asian="normal" style:font-style-complex="normal"/>
    </style:style>
    <style:style style:name="T32" style:family="text">
      <style:text-properties fo:font-style="normal" officeooo:rsid="0095cfeb" style:font-style-asian="normal" style:font-style-complex="normal"/>
    </style:style>
    <style:style style:name="T33" style:family="text">
      <style:text-properties fo:font-style="normal" officeooo:rsid="009b2432" style:font-style-asian="normal" style:font-style-complex="normal"/>
    </style:style>
    <style:style style:name="T34" style:family="text">
      <style:text-properties fo:font-style="normal" officeooo:rsid="00c7005d" style:font-style-asian="normal" style:font-style-complex="normal"/>
    </style:style>
    <style:style style:name="T35" style:family="text">
      <style:text-properties fo:font-style="normal" officeooo:rsid="00c3588d" style:font-style-asian="normal" style:font-style-complex="normal"/>
    </style:style>
    <style:style style:name="T36" style:family="text">
      <style:text-properties fo:font-style="normal" officeooo:rsid="00d457da" style:font-style-asian="normal" style:font-style-complex="normal"/>
    </style:style>
    <style:style style:name="T37" style:family="text">
      <style:text-properties fo:font-style="normal" officeooo:rsid="00d56829" style:font-style-asian="normal" style:font-style-complex="normal"/>
    </style:style>
    <style:style style:name="T38" style:family="text">
      <style:text-properties fo:font-style="normal" officeooo:rsid="010bddc5"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4e0a79"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officeooo:rsid="00164195"/>
    </style:style>
    <style:style style:name="T43" style:family="text">
      <style:text-properties officeooo:rsid="00173398"/>
    </style:style>
    <style:style style:name="T44" style:family="text">
      <style:text-properties officeooo:rsid="00186937"/>
    </style:style>
    <style:style style:name="T45" style:family="text">
      <style:text-properties fo:color="#c9211e"/>
    </style:style>
    <style:style style:name="T46" style:family="text">
      <style:text-properties fo:color="#c9211e" fo:font-weight="bold" style:font-weight-asian="bold" style:font-weight-complex="bold"/>
    </style:style>
    <style:style style:name="T47" style:family="text">
      <style:text-properties fo:color="#c9211e" fo:font-weight="bold" officeooo:rsid="006c3108" style:font-weight-asian="bold" style:font-weight-complex="bold"/>
    </style:style>
    <style:style style:name="T48" style:family="text">
      <style:text-properties fo:color="#c9211e" fo:font-style="normal" officeooo:rsid="004e0a79" style:font-style-asian="normal" style:font-style-complex="normal"/>
    </style:style>
    <style:style style:name="T49" style:family="text">
      <style:text-properties fo:color="#c9211e" fo:font-style="italic" style:font-style-asian="italic" style:font-style-complex="italic"/>
    </style:style>
    <style:style style:name="T50" style:family="text">
      <style:text-properties fo:color="#c9211e" style:font-name="Liberation Mono" fo:font-size="10pt" officeooo:rsid="005b054f" style:font-name-asian="Noto Sans Mono CJK SC" style:font-size-asian="10pt" style:font-name-complex="Liberation Mono" style:font-size-complex="10pt"/>
    </style:style>
    <style:style style:name="T51" style:family="text">
      <style:text-properties fo:color="#c9211e" officeooo:rsid="005bd67a"/>
    </style:style>
    <style:style style:name="T52" style:family="text">
      <style:text-properties fo:color="#c9211e" officeooo:rsid="006c3108"/>
    </style:style>
    <style:style style:name="T53" style:family="text">
      <style:text-properties fo:color="#c9211e" style:text-line-through-style="none" style:text-line-through-type="none" officeooo:rsid="0036187c"/>
    </style:style>
    <style:style style:name="T54" style:family="text">
      <style:text-properties fo:color="#c9211e" style:text-line-through-style="none" style:text-line-through-type="none" officeooo:rsid="0054cd21"/>
    </style:style>
    <style:style style:name="T55" style:family="text">
      <style:text-properties fo:color="#c9211e" style:text-line-through-style="none" style:text-line-through-type="none" fo:font-style="italic" officeooo:rsid="0054cd21" style:font-style-asian="italic" style:font-style-complex="italic"/>
    </style:style>
    <style:style style:name="T56" style:family="text">
      <style:text-properties fo:color="#c9211e" style:text-line-through-style="none" style:text-line-through-type="none" fo:font-style="normal" officeooo:rsid="0054cd21" style:font-style-asian="normal" style:font-style-complex="normal"/>
    </style:style>
    <style:style style:name="T57" style:family="text">
      <style:text-properties officeooo:rsid="00188c48"/>
    </style:style>
    <style:style style:name="T58" style:family="text">
      <style:text-properties officeooo:rsid="001be745"/>
    </style:style>
    <style:style style:name="T59" style:family="text">
      <style:text-properties style:font-name="Ubuntu" fo:font-size="16.1000003814697pt" fo:font-weight="bold" officeooo:rsid="0026296e" style:font-name-asian="Noto Sans CJK SC" style:font-size-asian="16.1000003814697pt" style:font-weight-asian="bold" style:font-name-complex="Lohit Devanagari" style:font-size-complex="16.1000003814697pt" style:font-weight-complex="bold"/>
    </style:style>
    <style:style style:name="T60" style:family="text">
      <style:text-properties style:font-name="Ubuntu" fo:font-size="16.1000003814697pt" fo:font-weight="bold" officeooo:rsid="00d33442" style:font-name-asian="Noto Sans CJK SC" style:font-size-asian="16.1000003814697pt" style:font-weight-asian="bold" style:font-name-complex="Lohit Devanagari" style:font-size-complex="16.1000003814697pt" style:font-weight-complex="bold"/>
    </style:style>
    <style:style style:name="T61" style:family="text">
      <style:text-properties style:font-name="Ubuntu" fo:font-size="12pt" fo:font-weight="normal" officeooo:rsid="00f8a78b" style:font-name-asian="Noto Sans CJK SC" style:font-size-asian="12pt" style:font-weight-asian="normal" style:font-name-complex="Lohit Devanagari" style:font-size-complex="12pt" style:font-weight-complex="normal"/>
    </style:style>
    <style:style style:name="T62" style:family="text">
      <style:text-properties style:font-name="Ubuntu" fo:font-size="12pt" fo:font-weight="normal" officeooo:rsid="00aedc1b" style:font-name-asian="Noto Sans CJK SC" style:font-size-asian="12pt" style:font-weight-asian="normal" style:font-name-complex="Lohit Devanagari" style:font-size-complex="12pt" style:font-weight-complex="normal"/>
    </style:style>
    <style:style style:name="T63" style:family="text">
      <style:text-properties style:font-name="Ubuntu" fo:font-size="12pt" fo:font-weight="normal" officeooo:rsid="0102b528" style:font-name-asian="Noto Sans CJK SC" style:font-size-asian="12pt" style:font-weight-asian="normal" style:font-name-complex="Lohit Devanagari" style:font-size-complex="12pt" style:font-weight-complex="normal"/>
    </style:style>
    <style:style style:name="T64" style:family="text">
      <style:text-properties style:font-name="Ubuntu" fo:font-size="12pt"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65" style:family="text">
      <style:text-properties style:font-name="Ubuntu"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style:font-name="Ubuntu" fo:font-size="12pt" fo:font-style="normal" fo:font-weight="normal" officeooo:rsid="00ecdb3f"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style:font-name="Ubuntu" fo:font-size="12pt" fo:font-style="normal" fo:font-weight="normal" officeooo:rsid="0102b528"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officeooo:rsid="0027dd10"/>
    </style:style>
    <style:style style:name="T69" style:family="text">
      <style:text-properties officeooo:rsid="00318c24"/>
    </style:style>
    <style:style style:name="T70" style:family="text">
      <style:text-properties officeooo:rsid="0032be9c"/>
    </style:style>
    <style:style style:name="T71" style:family="text">
      <style:text-properties style:text-line-through-style="none" style:text-line-through-type="none"/>
    </style:style>
    <style:style style:name="T72" style:family="text">
      <style:text-properties style:text-line-through-style="none" style:text-line-through-type="none" officeooo:rsid="00329025"/>
    </style:style>
    <style:style style:name="T73" style:family="text">
      <style:text-properties style:text-line-through-style="none" style:text-line-through-type="none" officeooo:rsid="0036187c"/>
    </style:style>
    <style:style style:name="T74" style:family="text">
      <style:text-properties style:text-line-through-style="none" style:text-line-through-type="none" fo:font-style="italic" officeooo:rsid="0036187c" style:font-style-asian="italic" style:font-style-complex="italic"/>
    </style:style>
    <style:style style:name="T75" style:family="text">
      <style:text-properties style:text-line-through-style="none" style:text-line-through-type="none" officeooo:rsid="00e77bec"/>
    </style:style>
    <style:style style:name="T76" style:family="text">
      <style:text-properties fo:font-weight="bold" style:font-weight-asian="bold" style:font-weight-complex="bold"/>
    </style:style>
    <style:style style:name="T77" style:family="text">
      <style:text-properties fo:font-weight="bold" officeooo:rsid="003f3339" style:font-weight-asian="bold" style:font-weight-complex="bold"/>
    </style:style>
    <style:style style:name="T78" style:family="text">
      <style:text-properties fo:font-weight="bold" officeooo:rsid="00481c19" style:font-weight-asian="bold" style:font-weight-complex="bold"/>
    </style:style>
    <style:style style:name="T79" style:family="text">
      <style:text-properties fo:font-weight="bold" officeooo:rsid="00173398" style:font-weight-asian="bold" style:font-weight-complex="bold"/>
    </style:style>
    <style:style style:name="T80" style:family="text">
      <style:text-properties fo:font-weight="bold" officeooo:rsid="00b00749" style:font-weight-asian="bold" style:font-weight-complex="bold"/>
    </style:style>
    <style:style style:name="T81" style:family="text">
      <style:text-properties fo:font-weight="bold" officeooo:rsid="00ecdb3f" style:font-weight-asian="bold" style:font-weight-complex="bold"/>
    </style:style>
    <style:style style:name="T82" style:family="text">
      <style:text-properties fo:font-weight="bold" officeooo:rsid="00fafbdc" style:font-weight-asian="bold" style:font-weight-complex="bold"/>
    </style:style>
    <style:style style:name="T83" style:family="text">
      <style:text-properties fo:font-weight="bold" officeooo:rsid="010042ba" style:font-weight-asian="bold" style:font-weight-complex="bold"/>
    </style:style>
    <style:style style:name="T84" style:family="text">
      <style:text-properties fo:font-weight="bold" officeooo:rsid="00f688d2" style:font-weight-asian="bold" style:font-weight-complex="bold"/>
    </style:style>
    <style:style style:name="T85" style:family="text">
      <style:text-properties officeooo:rsid="003ca5d6"/>
    </style:style>
    <style:style style:name="T86" style:family="text">
      <style:text-properties officeooo:rsid="003cc683"/>
    </style:style>
    <style:style style:name="T87" style:family="text">
      <style:text-properties officeooo:rsid="003d4db3"/>
    </style:style>
    <style:style style:name="T88" style:family="text">
      <style:text-properties officeooo:rsid="003dcc83"/>
    </style:style>
    <style:style style:name="T89" style:family="text">
      <style:text-properties officeooo:rsid="003f3339"/>
    </style:style>
    <style:style style:name="T90" style:family="text">
      <style:text-properties officeooo:rsid="00416229"/>
    </style:style>
    <style:style style:name="T91" style:family="text">
      <style:text-properties officeooo:rsid="00440ef6"/>
    </style:style>
    <style:style style:name="T92" style:family="text">
      <style:text-properties officeooo:rsid="00457459"/>
    </style:style>
    <style:style style:name="T93" style:family="text">
      <style:text-properties officeooo:rsid="00481c19"/>
    </style:style>
    <style:style style:name="T94" style:family="text">
      <style:text-properties fo:color="#660033"/>
    </style:style>
    <style:style style:name="T95" style:family="text">
      <style:text-properties fo:color="#7a0874" fo:font-weight="bold"/>
    </style:style>
    <style:style style:name="T96" style:family="text">
      <style:text-properties officeooo:rsid="004bad9e"/>
    </style:style>
    <style:style style:name="T97" style:family="text">
      <style:text-properties officeooo:rsid="00508d32"/>
    </style:style>
    <style:style style:name="T98" style:family="text">
      <style:text-properties fo:color="#3faf46"/>
    </style:style>
    <style:style style:name="T99" style:family="text">
      <style:text-properties fo:color="#a1467e"/>
    </style:style>
    <style:style style:name="T100" style:family="text">
      <style:text-properties officeooo:rsid="00515d8c"/>
    </style:style>
    <style:style style:name="T101" style:family="text">
      <style:text-properties style:font-name="Ubuntu1"/>
    </style:style>
    <style:style style:name="T102" style:family="text">
      <style:text-properties style:font-name="Ubuntu1" officeooo:rsid="0055a4ae"/>
    </style:style>
    <style:style style:name="T103" style:family="text">
      <style:text-properties style:font-name="Ubuntu1" fo:font-style="italic" style:font-style-asian="italic" style:font-style-complex="italic"/>
    </style:style>
    <style:style style:name="T104" style:family="text">
      <style:text-properties style:font-name="Ubuntu1" fo:font-style="italic" officeooo:rsid="0055a4ae" style:font-style-asian="italic" style:font-style-complex="italic"/>
    </style:style>
    <style:style style:name="T105" style:family="text">
      <style:text-properties style:font-name="Ubuntu1" fo:font-style="italic" officeooo:rsid="00581316" style:font-style-asian="italic" style:font-style-complex="italic"/>
    </style:style>
    <style:style style:name="T106" style:family="text">
      <style:text-properties style:font-name="Ubuntu1" fo:font-style="italic" officeooo:rsid="00865928" style:font-style-asian="italic" style:font-style-complex="italic"/>
    </style:style>
    <style:style style:name="T107" style:family="text">
      <style:text-properties style:font-name="Ubuntu1" fo:font-style="italic" officeooo:rsid="00508d32" style:font-style-asian="italic" style:font-style-complex="italic"/>
    </style:style>
    <style:style style:name="T108" style:family="text">
      <style:text-properties style:font-name="Ubuntu1" fo:font-style="italic" officeooo:rsid="00f116f6" style:font-style-asian="italic" style:font-style-complex="italic"/>
    </style:style>
    <style:style style:name="T109" style:family="text">
      <style:text-properties style:font-name="Ubuntu1" officeooo:rsid="00581316"/>
    </style:style>
    <style:style style:name="T110" style:family="text">
      <style:text-properties style:font-name="Ubuntu1" fo:font-style="normal" officeooo:rsid="00581316" style:font-style-asian="normal" style:font-style-complex="normal"/>
    </style:style>
    <style:style style:name="T111" style:family="text">
      <style:text-properties style:font-name="Ubuntu1" fo:font-style="normal" officeooo:rsid="00508d32" style:font-style-asian="normal" style:font-style-complex="normal"/>
    </style:style>
    <style:style style:name="T112" style:family="text">
      <style:text-properties style:font-name="Ubuntu1" fo:font-style="normal" officeooo:rsid="004e0a79" style:font-style-asian="normal" style:font-style-complex="normal"/>
    </style:style>
    <style:style style:name="T113" style:family="text">
      <style:text-properties style:font-name="Ubuntu1" fo:font-style="normal" officeooo:rsid="00515d8c" style:font-style-asian="normal" style:font-style-complex="normal"/>
    </style:style>
    <style:style style:name="T114" style:family="text">
      <style:text-properties style:font-name="Ubuntu1" officeooo:rsid="005b054f"/>
    </style:style>
    <style:style style:name="T115" style:family="text">
      <style:text-properties style:font-name="Ubuntu1" officeooo:rsid="00508d32"/>
    </style:style>
    <style:style style:name="T116" style:family="text">
      <style:text-properties style:font-name="Ubuntu1" officeooo:rsid="00888275"/>
    </style:style>
    <style:style style:name="T117" style:family="text">
      <style:text-properties style:font-name="Ubuntu1" officeooo:rsid="00cf3429"/>
    </style:style>
    <style:style style:name="T118" style:family="text">
      <style:text-properties style:font-name="Ubuntu1" officeooo:rsid="00cfd2a8"/>
    </style:style>
    <style:style style:name="T119" style:family="text">
      <style:text-properties style:font-name="Ubuntu1" officeooo:rsid="00f116f6"/>
    </style:style>
    <style:style style:name="T120" style:family="text">
      <style:text-properties officeooo:rsid="006c3108"/>
    </style:style>
    <style:style style:name="T121" style:family="text">
      <style:text-properties officeooo:rsid="006dbd73"/>
    </style:style>
    <style:style style:name="T122" style:family="text">
      <style:text-properties officeooo:rsid="0072c0bb"/>
    </style:style>
    <style:style style:name="T123" style:family="text">
      <style:text-properties officeooo:rsid="0076b874"/>
    </style:style>
    <style:style style:name="T124" style:family="text">
      <style:text-properties officeooo:rsid="007953ab"/>
    </style:style>
    <style:style style:name="T125" style:family="text">
      <style:text-properties fo:color="#b2b2b2"/>
    </style:style>
    <style:style style:name="T126" style:family="text">
      <style:text-properties fo:color="#b2b2b2" fo:font-style="italic" style:font-style-asian="italic" style:font-style-complex="italic"/>
    </style:style>
    <style:style style:name="T127" style:family="text">
      <style:text-properties fo:color="#b2b2b2" fo:font-style="italic" fo:font-weight="bold" style:font-style-asian="italic" style:font-weight-asian="bold" style:font-style-complex="italic" style:font-weight-complex="bold"/>
    </style:style>
    <style:style style:name="T128" style:family="text">
      <style:text-properties fo:color="#b2b2b2" officeooo:rsid="00416229"/>
    </style:style>
    <style:style style:name="T129" style:family="text">
      <style:text-properties fo:color="#b2b2b2" fo:font-weight="bold" style:font-weight-asian="bold" style:font-weight-complex="bold"/>
    </style:style>
    <style:style style:name="T130" style:family="text">
      <style:text-properties style:font-name="Liberation Mono" fo:font-size="10pt" fo:font-style="normal" officeooo:rsid="007e303a" style:font-name-asian="Noto Sans Mono CJK SC" style:font-size-asian="10pt" style:font-style-asian="normal" style:font-name-complex="Liberation Mono" style:font-size-complex="10pt" style:font-style-complex="normal"/>
    </style:style>
    <style:style style:name="T131" style:family="text">
      <style:text-properties officeooo:rsid="0084abee"/>
    </style:style>
    <style:style style:name="T132" style:family="text">
      <style:text-properties officeooo:rsid="0085667a"/>
    </style:style>
    <style:style style:name="T133" style:family="text">
      <style:text-properties officeooo:rsid="008eed83"/>
    </style:style>
    <style:style style:name="T134" style:family="text">
      <style:text-properties officeooo:rsid="0095cfeb"/>
    </style:style>
    <style:style style:name="T135" style:family="text">
      <style:text-properties fo:font-weight="normal" style:font-weight-asian="normal" style:font-weight-complex="normal"/>
    </style:style>
    <style:style style:name="T136" style:family="text">
      <style:text-properties fo:font-weight="normal" officeooo:rsid="00a17b9e" style:font-weight-asian="normal" style:font-weight-complex="normal"/>
    </style:style>
    <style:style style:name="T137" style:family="text">
      <style:text-properties fo:font-weight="normal" officeooo:rsid="010042ba" style:font-weight-asian="normal" style:font-weight-complex="normal"/>
    </style:style>
    <style:style style:name="T138" style:family="text">
      <style:text-properties fo:font-weight="normal" officeooo:rsid="00ff3a2e" style:font-weight-asian="normal" style:font-weight-complex="normal"/>
    </style:style>
    <style:style style:name="T139" style:family="text">
      <style:text-properties officeooo:rsid="00b00749"/>
    </style:style>
    <style:style style:name="T140" style:family="text">
      <style:text-properties officeooo:rsid="00bd1887"/>
    </style:style>
    <style:style style:name="T141" style:family="text">
      <style:text-properties officeooo:rsid="00be4c7b"/>
    </style:style>
    <style:style style:name="T142" style:family="text">
      <style:text-properties officeooo:rsid="00be6da1"/>
    </style:style>
    <style:style style:name="T143" style:family="text">
      <style:text-properties officeooo:rsid="00c0acd7"/>
    </style:style>
    <style:style style:name="T144" style:family="text">
      <style:text-properties officeooo:rsid="00c7005d"/>
    </style:style>
    <style:style style:name="T145" style:family="text">
      <style:text-properties style:use-window-font-color="true" fo:font-style="normal" officeooo:rsid="00c0acd7" style:font-style-asian="normal" style:font-style-complex="normal"/>
    </style:style>
    <style:style style:name="T146" style:family="text">
      <style:text-properties style:use-window-font-color="true" fo:font-style="normal" officeooo:rsid="00ca1bd9" style:font-style-asian="normal" style:font-style-complex="normal"/>
    </style:style>
    <style:style style:name="T147" style:family="text">
      <style:text-properties officeooo:rsid="00cfd2a8"/>
    </style:style>
    <style:style style:name="T148" style:family="text">
      <style:text-properties officeooo:rsid="00d33442"/>
    </style:style>
    <style:style style:name="T149" style:family="text">
      <style:text-properties officeooo:rsid="00d457da"/>
    </style:style>
    <style:style style:name="T150" style:family="text">
      <style:text-properties officeooo:rsid="00d513ce"/>
    </style:style>
    <style:style style:name="T151" style:family="text">
      <style:text-properties officeooo:rsid="00d56829"/>
    </style:style>
    <style:style style:name="T152" style:family="text">
      <style:text-properties officeooo:rsid="00d5e66c"/>
    </style:style>
    <style:style style:name="T153" style:family="text">
      <style:text-properties officeooo:rsid="00db9bcd"/>
    </style:style>
    <style:style style:name="T154" style:family="text">
      <style:text-properties officeooo:rsid="00dfc537"/>
    </style:style>
    <style:style style:name="T155" style:family="text">
      <style:text-properties style:text-line-through-style="solid" style:text-line-through-type="single"/>
    </style:style>
    <style:style style:name="T156" style:family="text">
      <style:text-properties style:text-line-through-style="solid" style:text-line-through-type="single" fo:font-style="italic" style:font-style-asian="italic" style:font-style-complex="italic"/>
    </style:style>
    <style:style style:name="T157" style:family="text">
      <style:text-properties style:text-line-through-style="solid" style:text-line-through-type="single" fo:font-style="italic" fo:font-weight="bold" style:font-style-asian="italic" style:font-weight-asian="bold" style:font-style-complex="italic" style:font-weight-complex="bold"/>
    </style:style>
    <style:style style:name="T158" style:family="text">
      <style:text-properties style:text-line-through-style="solid" style:text-line-through-type="single" fo:font-weight="bold" style:font-weight-asian="bold" style:font-weight-complex="bold"/>
    </style:style>
    <style:style style:name="T159" style:family="text">
      <style:text-properties officeooo:rsid="00ecdb3f"/>
    </style:style>
    <style:style style:name="T160" style:family="text">
      <style:text-properties fo:color="#ff3838" fo:font-style="normal" officeooo:rsid="004e0a79" style:font-style-asian="normal" style:font-style-complex="normal"/>
    </style:style>
    <style:style style:name="T161" style:family="text">
      <style:text-properties fo:color="#ff3838" style:font-name="Ubuntu1" officeooo:rsid="00f116f6"/>
    </style:style>
    <style:style style:name="T162" style:family="text">
      <style:text-properties officeooo:rsid="00f37d07"/>
    </style:style>
    <style:style style:name="T163" style:family="text">
      <style:text-properties officeooo:rsid="00f688d2"/>
    </style:style>
    <style:style style:name="T164" style:family="text">
      <style:text-properties officeooo:rsid="00f8a78b"/>
    </style:style>
    <style:style style:name="T165" style:family="text">
      <style:text-properties officeooo:rsid="00fafbdc"/>
    </style:style>
    <style:style style:name="T166" style:family="text">
      <style:text-properties officeooo:rsid="00fb2433"/>
    </style:style>
    <style:style style:name="T167" style:family="text">
      <style:text-properties officeooo:rsid="00fc7c4b"/>
    </style:style>
    <style:style style:name="T168" style:family="text">
      <style:text-properties officeooo:rsid="00fdb55a"/>
    </style:style>
    <style:style style:name="T169" style:family="text">
      <style:text-properties officeooo:rsid="00ff3a2e"/>
    </style:style>
    <style:style style:name="T170" style:family="text">
      <style:text-properties officeooo:rsid="010042ba"/>
    </style:style>
    <style:style style:name="T171" style:family="text">
      <style:text-properties officeooo:rsid="0102b528"/>
    </style:style>
    <style:style style:name="T172" style:family="text">
      <style:text-properties officeooo:rsid="01065af9"/>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Installation and configuration</text:p>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3"><text:a xlink:type="simple" xlink:href="#__RefHeading___Toc676_2122744348" text:style-name="Index_20_Link" text:visited-style-name="Index_20_Link">1 Raspberry PI Basics<text:tab/>2</text:a></text:p>
          <text:p text:style-name="P74"><text:a xlink:type="simple" xlink:href="#__RefHeading___Toc678_2122744348" text:style-name="Index_20_Link" text:visited-style-name="Index_20_Link">1.1 Raspberry PI Model<text:tab/>2</text:a></text:p>
          <text:p text:style-name="P74"><text:a xlink:type="simple" xlink:href="#__RefHeading___Toc680_2122744348" text:style-name="Index_20_Link" text:visited-style-name="Index_20_Link">1.2 Installing the OS<text:tab/>2</text:a></text:p>
          <text:p text:style-name="P74"><text:a xlink:type="simple" xlink:href="#__RefHeading___Toc682_2122744348" text:style-name="Index_20_Link" text:visited-style-name="Index_20_Link">1.3 Enabling Remote Connection<text:tab/>2</text:a></text:p>
          <text:p text:style-name="P74"><text:a xlink:type="simple" xlink:href="#__RefHeading___Toc684_2122744348" text:style-name="Index_20_Link" text:visited-style-name="Index_20_Link">1.4 Configuring the IQaudIO DAC+ Board<text:tab/>2</text:a></text:p>
          <text:p text:style-name="P74"><text:a xlink:type="simple" xlink:href="#__RefHeading___Toc686_2122744348" text:style-name="Index_20_Link" text:visited-style-name="Index_20_Link">1.5 Configuring the Volume Rotary Encoder<text:tab/>3</text:a></text:p>
          <text:p text:style-name="P74"><text:a xlink:type="simple" xlink:href="#__RefHeading___Toc688_2122744348" text:style-name="Index_20_Link" text:visited-style-name="Index_20_Link">1.6 </text:a><text:a xlink:type="simple" xlink:href="#__RefHeading___Toc688_2122744348" text:style-name="Index_20_Link" text:visited-style-name="Index_20_Link"><text:span text:style-name="T24">Executing Code on Startup</text:span></text:a><text:a xlink:type="simple" xlink:href="#__RefHeading___Toc688_2122744348" text:style-name="Index_20_Link" text:visited-style-name="Index_20_Link"><text:tab/>4</text:a></text:p>
          <text:p text:style-name="P75"><text:a xlink:type="simple" xlink:href="#__RefHeading___Toc690_2122744348" text:style-name="Index_20_Link" text:visited-style-name="Index_20_Link">/etc/rc.local<text:tab/>4</text:a></text:p>
          <text:p text:style-name="P75"><text:a xlink:type="simple" xlink:href="#__RefHeading___Toc692_2122744348" text:style-name="Index_20_Link" text:visited-style-name="Index_20_Link">runb3<text:tab/>4</text:a></text:p>
          <text:p text:style-name="P73"><text:a xlink:type="simple" xlink:href="#__RefHeading___Toc694_2122744348" text:style-name="Index_20_Link" text:visited-style-name="Index_20_Link">2 RPI Display Settings<text:tab/>6</text:a></text:p>
          <text:p text:style-name="P74"><text:a xlink:type="simple" xlink:href="#__RefHeading___Toc1782_1437523944" text:style-name="Index_20_Link" text:visited-style-name="Index_20_Link">2.1 Activate X11<text:tab/>6</text:a></text:p>
          <text:p text:style-name="P74"><text:a xlink:type="simple" xlink:href="#__RefHeading___Toc1784_1437523944" text:style-name="Index_20_Link" text:visited-style-name="Index_20_Link">2.2 Rotate display and touchscreen<text:tab/>6</text:a></text:p>
          <text:p text:style-name="P74"><text:a xlink:type="simple" xlink:href="#__RefHeading___Toc1593_1356982926" text:style-name="Index_20_Link" text:visited-style-name="Index_20_Link">2.3 Modify the config.txt file<text:tab/>6</text:a></text:p>
          <text:p text:style-name="P74"><text:a xlink:type="simple" xlink:href="#__RefHeading___Toc1918_2678545312" text:style-name="Index_20_Link" text:visited-style-name="Index_20_Link">2.4 Making the mouse cursor invisible<text:tab/>7</text:a></text:p>
          <text:p text:style-name="P73"><text:a xlink:type="simple" xlink:href="#__RefHeading___Toc710_2122744348" text:style-name="Index_20_Link" text:visited-style-name="Index_20_Link">3 setBfree<text:tab/>7</text:a></text:p>
          <text:p text:style-name="P74"><text:a xlink:type="simple" xlink:href="#__RefHeading___Toc712_2122744348" text:style-name="Index_20_Link" text:visited-style-name="Index_20_Link">3.1 Downloading and installing setBfree<text:tab/>7</text:a></text:p>
          <text:p text:style-name="P74"><text:a xlink:type="simple" xlink:href="#__RefHeading___Toc714_2122744348" text:style-name="Index_20_Link" text:visited-style-name="Index_20_Link">3.2 Configuring setBfree<text:tab/>8</text:a></text:p>
          <text:p text:style-name="P73"><text:a xlink:type="simple" xlink:href="#__RefHeading___Toc696_2122744348" text:style-name="Index_20_Link" text:visited-style-name="Index_20_Link">4 PipeWire<text:tab/>8</text:a></text:p>
          <text:p text:style-name="P74"><text:a xlink:type="simple" xlink:href="#__RefHeading___Toc698_2122744348" text:style-name="Index_20_Link" text:visited-style-name="Index_20_Link">4.1 Installing and Configuring PipeWire<text:tab/>8</text:a></text:p>
          <text:p text:style-name="P74"><text:a xlink:type="simple" xlink:href="#__RefHeading___Toc700_2122744348" text:style-name="Index_20_Link" text:visited-style-name="Index_20_Link">4.2 Running setBfree from PipeWire<text:tab/>10</text:a></text:p>
          <text:p text:style-name="P73"><text:a xlink:type="simple" xlink:href="#__RefHeading___Toc702_2122744348" text:style-name="Index_20_Link" text:visited-style-name="Index_20_Link">5 ttymidi<text:tab/>10</text:a></text:p>
          <text:p text:style-name="P74"><text:a xlink:type="simple" xlink:href="#__RefHeading___Toc704_2122744348" text:style-name="Index_20_Link" text:visited-style-name="Index_20_Link">5.1 Building and installing ttymidi<text:tab/>10</text:a></text:p>
          <text:p text:style-name="P74"><text:a xlink:type="simple" xlink:href="#__RefHeading___Toc1318_1881243970" text:style-name="Index_20_Link" text:visited-style-name="Index_20_Link">5.2 Using ttymidi<text:tab/>10</text:a></text:p>
          <text:p text:style-name="P73"><text:a xlink:type="simple" xlink:href="#__RefHeading___Toc1320_1881243970" text:style-name="Index_20_Link" text:visited-style-name="Index_20_Link">6 Assigning Static USB Ports Names<text:tab/>10</text:a></text:p>
          <text:p text:style-name="P73"><text:a xlink:type="simple" xlink:href="#__RefHeading___Toc1324_1881243970" text:style-name="Index_20_Link" text:visited-style-name="Index_20_Link">7 Building Arduino Firmware Remotely<text:tab/>12</text:a></text:p>
          <text:p text:style-name="P74"><text:a xlink:type="simple" xlink:href="#__RefHeading___Toc1861_567701822" text:style-name="Index_20_Link" text:visited-style-name="Index_20_Link">7.1 Install Arduino CLI on Raspberry PI<text:tab/>12</text:a></text:p>
          <text:p text:style-name="P73"><text:a xlink:type="simple" xlink:href="#__RefHeading___Toc1322_1881243970" text:style-name="Index_20_Link" text:visited-style-name="Index_20_Link">8 Connecting Arduinos MIDI Outputs to SetBfree<text:tab/>12</text:a></text:p>
          <text:p text:style-name="P73"><text:soft-page-break/><text:a xlink:type="simple" xlink:href="#__RefHeading___Toc2098_404452616" text:style-name="Index_20_Link" text:visited-style-name="Index_20_Link">11 Software Development<text:tab/>13</text:a></text:p>
          <text:p text:style-name="P74"><text:a xlink:type="simple" xlink:href="#__RefHeading___Toc2100_404452616" text:style-name="Index_20_Link" text:visited-style-name="Index_20_Link">11.1 Raspberry PI Software<text:tab/>13</text:a></text:p>
          <text:p text:style-name="P75"><text:a xlink:type="simple" xlink:href="#__RefHeading___Toc1804_850602803" text:style-name="Index_20_Link" text:visited-style-name="Index_20_Link">Creating a Python virtual environment<text:tab/>13</text:a></text:p>
          <text:p text:style-name="P75"><text:a xlink:type="simple" xlink:href="#__RefHeading___Toc1769_840635470" text:style-name="Index_20_Link" text:visited-style-name="Index_20_Link">Installing Python Packages<text:tab/>13</text:a></text:p>
          <text:p text:style-name="P75"><text:a xlink:type="simple" xlink:href="#__RefHeading___Toc1771_840635470" text:style-name="Index_20_Link" text:visited-style-name="Index_20_Link">Selecting the Python Interpreter<text:tab/>13</text:a></text:p>
          <text:p text:style-name="P74"><text:a xlink:type="simple" xlink:href="#__RefHeading___Toc2102_404452616" text:style-name="Index_20_Link" text:visited-style-name="Index_20_Link">11.2 Arduino Nano Every Firmware<text:tab/>13</text:a></text:p>
          <text:p text:style-name="P75"><text:a xlink:type="simple" xlink:href="#__RefHeading___Toc2360_3513252120" text:style-name="Index_20_Link" text:visited-style-name="Index_20_Link">PlatformIO Core (CLI)<text:tab/>14</text:a></text:p>
          <text:p text:style-name="P73"><text:a xlink:type="simple" xlink:href="#__RefHeading___Toc1596_1356982926" text:style-name="Index_20_Link" text:visited-style-name="Index_20_Link">12 Troubleshooting<text:tab/>15</text:a></text:p>
          <text:p text:style-name="P74"><text:a xlink:type="simple" xlink:href="#__RefHeading___Toc1598_1356982926" text:style-name="Index_20_Link" text:visited-style-name="Index_20_Link">Startup<text:tab/>15</text:a></text:p>
          <text:p text:style-name="P74"><text:a xlink:type="simple" xlink:href="#__RefHeading___Toc1600_1356982926" text:style-name="Index_20_Link" text:visited-style-name="Index_20_Link">MIDI<text:tab/>15</text:a></text:p>
          <text:p text:style-name="P74"><text:a xlink:type="simple" xlink:href="#__RefHeading___Toc1602_1356982926" text:style-name="Index_20_Link" text:visited-style-name="Index_20_Link"><text:span text:style-name="T24">A</text:span></text:a><text:a xlink:type="simple" xlink:href="#__RefHeading___Toc1602_1356982926" text:style-name="Index_20_Link" text:visited-style-name="Index_20_Link"><text:span text:style-name="T24">udio</text:span></text:a><text:a xlink:type="simple" xlink:href="#__RefHeading___Toc1602_1356982926" text:style-name="Index_20_Link" text:visited-style-name="Index_20_Link"><text:tab/>15</text:a></text:p>
        </text:index-body>
      </text:table-of-content>
      <text:p text:style-name="P27"/>
      <text:h text:style-name="Heading_20_1" text:outline-level="1"><text:bookmark-start text:name="__RefHeading___Toc676_2122744348"/><text:span text:style-name="T2">1 </text:span>Raspberry PI <text:span text:style-name="T58">Basics</text:span><text:bookmark-end text:name="__RefHeading___Toc676_2122744348"/></text:h>
      <text:h text:style-name="Heading_20_2" text:outline-level="2"><text:bookmark-start text:name="__RefHeading___Toc678_2122744348"/><text:span text:style-name="T2">1.1 </text:span>Raspberry PI Model<text:bookmark-end text:name="__RefHeading___Toc678_2122744348"/></text:h>
      <text:p text:style-name="P28">Install software <text:span text:style-name="T2">on</text:span> a Raspberry PI 4; <text:span text:style-name="T2">c</text:span>heck the Raspberry PI model with:</text:p>
      <text:p text:style-name="P1"><text:span text:style-name="T1">$ </text:span>cat /proc/cpuinfo | grep Model</text:p>
      <text:p text:style-name="Preformatted_20_Text"/>
      <text:h text:style-name="Heading_20_2" text:outline-level="2"><text:bookmark-start text:name="__RefHeading___Toc680_2122744348"/><text:span text:style-name="T2">1.2 </text:span>Installing the OS<text:bookmark-end text:name="__RefHeading___Toc680_2122744348"/></text:h>
      <text:p text:style-name="P30"><text:span text:style-name="T23">Insert </text:span><text:span text:style-name="T2">a 32 Gbyte SD Card </text:span><text:span text:style-name="T23">into a card reader, connect it to your PC </text:span><text:span text:style-name="T2">and </text:span><text:span text:style-name="T23">execute the </text:span><text:a xlink:type="simple" xlink:href="https://www.raspberrypi.com/software/" text:style-name="Internet_20_link" text:visited-style-name="Visited_20_Internet_20_Link"><text:span text:style-name="T4">Raspberry PI Imager</text:span></text:a><text:span text:style-name="T23"> <text:s/></text:span><text:span text:style-name="T25">to install the OS</text:span><text:span text:style-name="T4">.</text:span></text:p>
      <text:p text:style-name="P42"><text:span text:style-name="T23">Read </text:span><text:a xlink:type="simple" xlink:href="https://raspberrypi-guide.github.io/getting-started/install-operating-system#using-the-raspberry-pi-imager" text:style-name="Internet_20_link" text:visited-style-name="Visited_20_Internet_20_Link"><text:span text:style-name="T5">Installing the Operating System</text:span></text:a></text:p>
      <text:h text:style-name="P81" text:outline-level="2"><text:bookmark-start text:name="__RefHeading___Toc682_2122744348"/><text:span text:style-name="T42">1.</text:span>3 Enabling Remote Connection<text:bookmark-end text:name="__RefHeading___Toc682_2122744348"/></text:h>
      <text:p text:style-name="P31"><text:span text:style-name="T43">We want to work remotely through a wireless connection on the Raspberry PI via </text:span><text:span text:style-name="T79">SSH</text:span><text:span text:style-name="T43"> and </text:span><text:span text:style-name="T79">VNC</text:span><text:span text:style-name="T43">. </text:span><text:a xlink:type="simple" xlink:href="https://raspberrypi-guide.github.io/networking" text:style-name="Internet_20_link" text:visited-style-name="Visited_20_Internet_20_Link"><text:span text:style-name="T6">Raspberry PI Networking Instructions</text:span></text:a></text:p>
      <text:p text:style-name="P43">We need Wi-Fi SSID and password here to configure a VNC connection.</text:p>
      <text:p text:style-name="P43"><text:span text:style-name="T155">Previous versions of Raspberry Pi OS supported client connections from </text:span><text:span text:style-name="T156">RealVNC</text:span><text:span text:style-name="T155">. In Raspberry Pi OS </text:span><text:span text:style-name="Emphasis"><text:span text:style-name="T158">Bookworm</text:span></text:span><text:span text:style-name="T155"> or later, </text:span><text:span text:style-name="T156">RealVNC</text:span><text:span text:style-name="T155"> is no longer supported. Instead, you can connect using </text:span><text:span text:style-name="T157">TigerVNC</text:span><text:span text:style-name="T155">. </text:span><text:span text:style-name="T71"><text:s/></text:span><text:span text:style-name="T75">RealVNC is OK and its UI is much more user friendly than the TigerVNC one.</text:span></text:p>
      <text:p text:style-name="P62"><text:span text:style-name="T75">R</text:span><text:span text:style-name="T71">aspberry PI credentials : pi / rpigb</text:span></text:p>
      <text:h text:style-name="P81" text:outline-level="2"><text:bookmark-start text:name="__RefHeading___Toc684_2122744348"/>1.4 Configuring the I<text:span text:style-name="T44">Q</text:span>audIO DAC+ Board<text:bookmark-end text:name="__RefHeading___Toc684_2122744348"/></text:h>
      <text:p text:style-name="P36"><text:a xlink:type="simple" xlink:href="https://www.raspberrypi.com/documentation/computers/config_txt.html" text:style-name="Internet_20_link" text:visited-style-name="Visited_20_Internet_20_Link"><text:span text:style-name="T122">The config.txt file</text:span></text:a></text:p>
      <text:p text:style-name="P43">Edit the <text:span text:style-name="T18">/boot/firmware/config.txt</text:span><text:span text:style-name="T39"> </text:span><text:span text:style-name="T24">file:</text:span></text:p>
      <text:p text:style-name="P1"># For more options and information see</text:p>
      <text:p text:style-name="P1"><text:soft-page-break/># <text:span text:style-name="T46">http://rptl.io/configtxt</text:span></text:p>
      <text:p text:style-name="P1"># Some settings may impact device functionality. See link above for details</text:p>
      <text:p text:style-name="P1"/>
      <text:p text:style-name="P1"># Uncomment some or all of these to enable the optional hardware interfaces</text:p>
      <text:p text:style-name="P1">#dtparam=i2c_arm=on</text:p>
      <text:p text:style-name="P1">#dtparam=i2s=on</text:p>
      <text:p text:style-name="P1">#dtparam=spi=on</text:p>
      <text:p text:style-name="P1"/>
      <text:p text:style-name="P1"># Enable audio (loads snd_bcm2835)</text:p>
      <text:p text:style-name="P3">#dtparam=audio=on</text:p>
      <text:p text:style-name="P1"/>
      <text:p text:style-name="P1"># Additional overlays and parameters are documented</text:p>
      <text:p text:style-name="P1"># /boot/firmware/overlays/README</text:p>
      <text:p text:style-name="P1"/>
      <text:p text:style-name="P1"># Automatically load overlays for detected cameras</text:p>
      <text:p text:style-name="P1">#camera_auto_detect=1</text:p>
      <text:p text:style-name="P1"/>
      <text:p text:style-name="P1"># Automatically load overlays for detected DSI displays</text:p>
      <text:p text:style-name="P1">display_auto_detect=1</text:p>
      <text:p text:style-name="P1"/>
      <text:p text:style-name="P1"># Automatically load initramfs files, if found</text:p>
      <text:p text:style-name="P1">auto_initramfs=1</text:p>
      <text:p text:style-name="P1"/>
      <text:p text:style-name="P1"># Enable DRM VC4 V3D driver</text:p>
      <text:p text:style-name="P1">dtoverlay=vc4-kms-v3d</text:p>
      <text:p text:style-name="P1">max_framebuffers=2</text:p>
      <text:p text:style-name="P1"/>
      <text:p text:style-name="P1"># Don't have the firmware create an initial video= setting in cmdline.txt.</text:p>
      <text:p text:style-name="P1"># Use the kernel's default instead.</text:p>
      <text:p text:style-name="P1">disable_fw_kms_setup=1</text:p>
      <text:p text:style-name="P1"/>
      <text:p text:style-name="P1"># Run in 64-bit mode</text:p>
      <text:p text:style-name="P1">arm_64bit=1</text:p>
      <text:p text:style-name="P1"/>
      <text:p text:style-name="P1"># Disable compensation for displays with overscan</text:p>
      <text:p text:style-name="P1">disable_overscan=1</text:p>
      <text:p text:style-name="P1"/>
      <text:p text:style-name="P1"># Run as fast as firmware / board allows</text:p>
      <text:p text:style-name="P1">arm_boost=1</text:p>
      <text:p text:style-name="P1"/>
      <text:p text:style-name="P1"># load IQAUDIO device drivers</text:p>
      <text:p text:style-name="P3">dtoverlay=iqaudio-dacplus</text:p>
      <text:p text:style-name="P1"/>
      <text:p text:style-name="P1">[cm4]</text:p>
      <text:p text:style-name="P1"># Enable host mode on the 2711 built-in XHCI USB controller.</text:p>
      <text:p text:style-name="P1"># This line should be removed if the legacy DWC2 controller is required</text:p>
      <text:p text:style-name="P1"># (e.g. for USB device mode) or if USB support is not required.</text:p>
      <text:p text:style-name="P1">otg_mode=1</text:p>
      <text:p text:style-name="P1"/>
      <text:p text:style-name="P1">[all]</text:p>
      <text:p text:style-name="P1"/>
      <text:h text:style-name="P81" text:outline-level="2"><text:bookmark-start text:name="__RefHeading___Toc686_2122744348"/><text:span text:style-name="T57">1.5 </text:span>Configuring the Volume Rotary Encoder<text:bookmark-end text:name="__RefHeading___Toc686_2122744348"/></text:h>
      <text:p text:style-name="P44">The <text:span text:style-name="T3">IqaudIO DAC+</text:span> pre-amplifier volume is controlled by a rotary encoder.</text:p>
      <text:p text:style-name="P37"><text:span text:style-name="T123">A Python script </text:span><text:span text:style-name="T124">(</text:span><text:span text:style-name="T19">/</text:span><text:span text:style-name="T20">home/pi/b3_clone/</text:span><text:span text:style-name="T22">rpi/</text:span><text:span text:style-name="T19">monitor-volume.py</text:span><text:span text:style-name="T124">)</text:span><text:span text:style-name="T123"> is used to monitor the volume rotary encoder; it uses the </text:span><text:span text:style-name="T21">gpiozero</text:span><text:span text:style-name="T123"> library and </text:span><text:span text:style-name="T21">amixer</text:span><text:span text:style-name="T123"> command calls.</text:span></text:p>
      <text:p text:style-name="P37"><text:span text:style-name="T123">R</text:span>ead the paragraph 17 of the <text:span text:style-name="T3">IQaudIO-User-Guide.pdf</text:span> document about the rotary encoder.</text:p>
      <text:p text:style-name="P49"><text:soft-page-break/>Use Visual Studio on Linux Desktop in SSH mode to edit the Raspberry PI Python code remotely.</text:p>
      <text:h text:style-name="Heading_20_2" text:outline-level="2"><text:bookmark-start text:name="__RefHeading___Toc688_2122744348"/>1.6 <text:span text:style-name="T26">Executing Code on Startup</text:span><text:bookmark-end text:name="__RefHeading___Toc688_2122744348"/></text:h>
      <text:h text:style-name="P85" text:outline-level="3"><text:bookmark-start text:name="__RefHeading___Toc690_2122744348"/>/etc/rc.local<text:bookmark-end text:name="__RefHeading___Toc690_2122744348"/></text:h>
      <text:p text:style-name="P48"><text:span text:style-name="T26">Th</text:span><text:span text:style-name="T27">is</text:span><text:span text:style-name="T26"> </text:span><text:span text:style-name="T27">file </text:span><text:span text:style-name="T26">is used to execute code on </text:span><text:span text:style-name="T7">Raspberry PI</text:span><text:span text:style-name="T26"> startup.</text:span></text:p>
      <text:p text:style-name="Preformatted_20_Text">#!/bin/sh -e</text:p>
      <text:p text:style-name="Preformatted_20_Text">#</text:p>
      <text:p text:style-name="Preformatted_20_Text"># rc.local</text:p>
      <text:p text:style-name="Preformatted_20_Text">#</text:p>
      <text:p text:style-name="Preformatted_20_Text"># This script is executed at the end of each multiuser runlevel.</text:p>
      <text:p text:style-name="Preformatted_20_Text"># Make sure that the script will "exit 0" on success or any other</text:p>
      <text:p text:style-name="Preformatted_20_Text"># value on error.</text:p>
      <text:p text:style-name="Preformatted_20_Text">#</text:p>
      <text:p text:style-name="Preformatted_20_Text"># In order to enable or disable this script just change the execution</text:p>
      <text:p text:style-name="Preformatted_20_Text"># bits.</text:p>
      <text:p text:style-name="Preformatted_20_Text">#</text:p>
      <text:p text:style-name="Preformatted_20_Text"># By default this script does nothing.</text:p>
      <text:p text:style-name="Preformatted_20_Text"/>
      <text:p text:style-name="Preformatted_20_Text"># Print the IP address</text:p>
      <text:p text:style-name="Preformatted_20_Text">_IP=$(hostname -I) || true</text:p>
      <text:p text:style-name="Preformatted_20_Text">if [ "$_IP" ]; then</text:p>
      <text:p text:style-name="Preformatted_20_Text"><text:s text:c="2"/>printf "My IP address is %s\n" "$_IP"</text:p>
      <text:p text:style-name="Preformatted_20_Text">fi</text:p>
      <text:p text:style-name="Preformatted_20_Text"/>
      <text:p text:style-name="Preformatted_20_Text">exec 2&gt; /tmp/rc.local.log <text:s/># send stderr from rc.local to a log file</text:p>
      <text:p text:style-name="Preformatted_20_Text">#exec 1&gt;&amp;2 <text:s text:c="17"/># send stdout to the same log file</text:p>
      <text:p text:style-name="Preformatted_20_Text">set -x <text:s text:c="20"/># tell sh to display commands before execution</text:p>
      <text:p text:style-name="Preformatted_20_Text"/>
      <text:p text:style-name="Preformatted_20_Text">export DISPLAY=:0</text:p>
      <text:p text:style-name="Preformatted_20_Text">export $(dbus-launch)</text:p>
      <text:p text:style-name="Preformatted_20_Text"/>
      <text:p text:style-name="Preformatted_20_Text"># launch setBfree and all necessary stuff to perform MIDI connections</text:p>
      <text:p text:style-name="Preformatted_20_Text">su - pi /usr/bin/runb3</text:p>
      <text:p text:style-name="Preformatted_20_Text"/>
      <text:p text:style-name="Preformatted_20_Text"/>
      <text:p text:style-name="Preformatted_20_Text">exit 0</text:p>
      <text:p text:style-name="Preformatted_20_Text"/>
      <text:p text:style-name="Preformatted_20_Text">#</text:p>
      <text:p text:style-name="Preformatted_20_Text"/>
      <text:h text:style-name="Heading_20_3" text:outline-level="3"><text:bookmark-start text:name="__RefHeading___Toc692_2122744348"/>runb3<text:bookmark-end text:name="__RefHeading___Toc692_2122744348"/></text:h>
      <text:p text:style-name="P47">This script has to be copied to <text:span text:style-name="T18">/usr/bin</text:span><text:span text:style-name="T24">.</text:span></text:p>
      <text:p text:style-name="Preformatted_20_Text">#!/bin/bash</text:p>
      <text:p text:style-name="Preformatted_20_Text"># runB3</text:p>
      <text:p text:style-name="Preformatted_20_Text">#</text:p>
      <text:p text:style-name="Preformatted_20_Text">export HOME="/home/pi"</text:p>
      <text:p text:style-name="Preformatted_20_Text">export DISPLAY=:0</text:p>
      <text:p text:style-name="Preformatted_20_Text"/>
      <text:p text:style-name="Preformatted_20_Text"># Wait for the Arduino boards to be present</text:p>
      <text:p text:style-name="Preformatted_20_Text">counter=0</text:p>
      <text:p text:style-name="Preformatted_20_Text">while [ ! -e /dev/b3_keyboard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text:soft-page-break/>done</text:p>
      <text:p text:style-name="Preformatted_20_Text">printf "/dev/b3_keyboards\tOK\n\n"</text:p>
      <text:p text:style-name="Preformatted_20_Text"/>
      <text:p text:style-name="Preformatted_20_Text">counter=0</text:p>
      <text:p text:style-name="Preformatted_20_Text">while [ ! -e /dev/b3_pedal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done</text:p>
      <text:p text:style-name="Preformatted_20_Text">printf "/dev/b3_pedals\t\tOK\n\n"</text:p>
      <text:p text:style-name="Preformatted_20_Text"/>
      <text:p text:style-name="Preformatted_20_Text">counter=0</text:p>
      <text:p text:style-name="Preformatted_20_Text">while [ ! -e /dev/b3_control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done</text:p>
      <text:p text:style-name="Preformatted_20_Text">printf "/dev/b3_controls\tOK\n\n"</text:p>
      <text:p text:style-name="Preformatted_20_Text"/>
      <text:p text:style-name="Preformatted_20_Text">counter=0</text:p>
      <text:p text:style-name="Preformatted_20_Text">while [ ! -e /dev/b3_drawbars ]; do</text:p>
      <text:p text:style-name="Preformatted_20_Text"><text:s text:c="4"/>sleep 1s</text:p>
      <text:p text:style-name="Preformatted_20_Text"><text:s text:c="4"/>counter=$((counter + 1))</text:p>
      <text:p text:style-name="Preformatted_20_Text"><text:s text:c="4"/>if [ $counter -ge 10 ]; then</text:p>
      <text:p text:style-name="Preformatted_20_Text"><text:s text:c="8"/>exit</text:p>
      <text:p text:style-name="Preformatted_20_Text"><text:s text:c="4"/>fi</text:p>
      <text:p text:style-name="Preformatted_20_Text">done</text:p>
      <text:p text:style-name="Preformatted_20_Text">printf "/dev/b3_drawbars\tOK\n\n"</text:p>
      <text:p text:style-name="Preformatted_20_Text"/>
      <text:p text:style-name="Preformatted_20_Text">sudo chmod 666 /dev/b3_keyboards</text:p>
      <text:p text:style-name="Preformatted_20_Text">sudo chmod 666 /dev/b3_pedals</text:p>
      <text:p text:style-name="Preformatted_20_Text">sudo chmod 666 /dev/b3_controls</text:p>
      <text:p text:style-name="Preformatted_20_Text">sudo chmod 666 /dev/b3_drawbars</text:p>
      <text:p text:style-name="Preformatted_20_Text">printf "/dev/b3_* chmod\t\tOK\n\n"</text:p>
      <text:p text:style-name="Preformatted_20_Text"/>
      <text:p text:style-name="Preformatted_20_Text"># exit here if you have to upgrade Arduinos firmware</text:p>
      <text:p text:style-name="Preformatted_20_Text"># to setBfree and therefore unusable for firmware update.</text:p>
      <text:p text:style-name="Preformatted_20_Text"># do not forget to comment this out afterwards</text:p>
      <text:p text:style-name="Preformatted_20_Text">#exit 0</text:p>
      <text:p text:style-name="Preformatted_20_Text">#</text:p>
      <text:p text:style-name="Preformatted_20_Text"/>
      <text:p text:style-name="Preformatted_20_Text"># ttymidi creates ALSA MIDI input and output ports</text:p>
      <text:p text:style-name="Preformatted_20_Text"># the PMK25H pedal board is controlled by an Arduino Leonardo</text:p>
      <text:p text:style-name="Preformatted_20_Text"># which enumerates natively as an ALSA MIDI device; no need for ttymidi for pedals</text:p>
      <text:p text:style-name="Preformatted_20_Text">/usr/local/bin/ttymidi -s /dev/b3_keyboards -n b3_alsa_midi_keyboards -v &amp;</text:p>
      <text:p text:style-name="Preformatted_20_Text">/usr/local/bin/ttymidi -s /dev/b3_controls -n b3_alsa_midi_controls -v &amp;</text:p>
      <text:p text:style-name="Preformatted_20_Text">/usr/local/bin/ttymidi -s /dev/b3_drawbars -n b3_alsa_midi_drawbars -v &amp;</text:p>
      <text:p text:style-name="Preformatted_20_Text">sleep 2s</text:p>
      <text:p text:style-name="Preformatted_20_Text">printf "ttymidi\t\t\tOK\n\n"</text:p>
      <text:p text:style-name="Preformatted_20_Text"/>
      <text:p text:style-name="Preformatted_20_Text"># start the B3 emulator</text:p>
      <text:p text:style-name="Preformatted_20_Text">/usr/bin/pw-jack /opt/setBfree/bin/setBfree &amp;</text:p>
      <text:p text:style-name="Preformatted_20_Text">sleep 2s</text:p>
      <text:p text:style-name="Preformatted_20_Text">printf "pw-jack setBfree\tOK\n\n"</text:p>
      <text:p text:style-name="Preformatted_20_Text"/>
      <text:p text:style-name="Preformatted_20_Text"># Arduinos to setBfree connections are done by loading a patchbay config file</text:p>
      <text:p text:style-name="Preformatted_20_Text">/usr/bin/qpwgraph --activated /home/pi/b3_clone/rpi/b3.qpwgraph &amp;</text:p>
      <text:p text:style-name="Preformatted_20_Text">sleep 2s</text:p>
      <text:p text:style-name="Preformatted_20_Text">printf "qpwgraph\t\tOK\n\n"</text:p>
      <text:p text:style-name="Preformatted_20_Text"><text:soft-page-break/></text:p>
      <text:p text:style-name="Preformatted_20_Text"># start the Raspberry PI UP dashboard app</text:p>
      <text:p text:style-name="Preformatted_20_Text">/home/pi/.venv/bin/python /home/pi/b3_clone/rpi/b3_up_py/b3_up_gui.py &amp;</text:p>
      <text:p text:style-name="Preformatted_20_Text">sleep 2s</text:p>
      <text:p text:style-name="Preformatted_20_Text">printf "Python dashboard\tOK\n\n"</text:p>
      <text:p text:style-name="Preformatted_20_Text"/>
      <text:p text:style-name="Preformatted_20_Text"># initialize drawbars and controls Arduinos</text:p>
      <text:p text:style-name="Preformatted_20_Text">stty 115200 -F /dev/b3_drawbars</text:p>
      <text:p text:style-name="Preformatted_20_Text">printf "D\n" &gt; /dev/b3_drawbars</text:p>
      <text:p text:style-name="Preformatted_20_Text">sleep 1s</text:p>
      <text:p text:style-name="Preformatted_20_Text">stty 115200 -F /dev/b3_controls</text:p>
      <text:p text:style-name="Preformatted_20_Text">printf "C\n" &gt; /dev/b3_controls</text:p>
      <text:p text:style-name="Preformatted_20_Text">sleep 1s</text:p>
      <text:p text:style-name="Preformatted_20_Text">printf "Drawbars and Controls Arduinos initialized OK\n\n"</text:p>
      <text:p text:style-name="Preformatted_20_Text"/>
      <text:p text:style-name="Preformatted_20_Text"/>
      <text:p text:style-name="Preformatted_20_Text"># Ready !</text:p>
      <text:p text:style-name="Preformatted_20_Text">exit 0</text:p>
      <text:h text:style-name="P76" text:outline-level="1"><text:bookmark-start text:name="__RefHeading___Toc694_2122744348"/>2 RPI Display <text:span text:style-name="T140">Se</text:span><text:span text:style-name="T172">t</text:span><text:span text:style-name="T140">tings</text:span><text:bookmark-end text:name="__RefHeading___Toc694_2122744348"/></text:h>
      <text:h text:style-name="P82" text:outline-level="2"><text:bookmark-start text:name="__RefHeading___Toc1782_1437523944"/>2.1 Activate X11<text:bookmark-end text:name="__RefHeading___Toc1782_1437523944"/></text:h>
      <text:p text:style-name="P60"><text:span text:style-name="T47">Wayland</text:span><text:span text:style-name="T52"> does not allow a 180° display rotation with a touch x,y inversion; we have to use the </text:span><text:span text:style-name="T47">X11</text:span><text:span text:style-name="T52"> window manager. This can be set by using </text:span><text:span text:style-name="T47">raspi-config</text:span><text:span text:style-name="T52">.</text:span></text:p>
      <text:h text:style-name="P83" text:outline-level="2"><text:bookmark-start text:name="__RefHeading___Toc1784_1437523944"/><text:span text:style-name="T120">2.</text:span>2 Rotate display and touchscreen<text:bookmark-end text:name="__RefHeading___Toc1784_1437523944"/></text:h>
      <text:p text:style-name="P59">The Raspberry PI has to be rotated 180° in order to get the proper orientation for USB and power connectors towards Arduino boards and power supply.</text:p>
      <text:p text:style-name="P55">If the screen is rotated, the touch input has to be rotated too.</text:p>
      <text:list xml:id="list2067925826" text:style-name="L1">
        <text:list-item>
          <text:p text:style-name="P88">From the Raspberry PI desktop, activate <text:span text:style-name="T76">Start &gt; Preferences &gt; Screen Configuration</text:span></text:p>
        </text:list-item>
        <text:list-item>
          <text:p text:style-name="P88">Right-click the DSI-1 screen</text:p>
        </text:list-item>
        <text:list-item>
          <text:p text:style-name="P88">Set resolution to 800x480</text:p>
        </text:list-item>
        <text:list-item>
          <text:p text:style-name="P88">Set orientation inverted</text:p>
        </text:list-item>
        <text:list-item>
          <text:p text:style-name="P88">Select the proposed Touchscreen</text:p>
        </text:list-item>
      </text:list>
      <text:h text:style-name="Heading_20_2" text:outline-level="2"><text:bookmark-start text:name="__RefHeading___Toc1593_1356982926"/>2.<text:span text:style-name="T140">3</text:span> Modify the config.txt file<text:bookmark-end text:name="__RefHeading___Toc1593_1356982926"/></text:h>
      <text:p text:style-name="P54"><text:span text:style-name="T121">Set the </text:span><text:span text:style-name="T3">/boot/firmware/config.txt</text:span><text:span text:style-name="T31"> file content as follows:</text:span></text:p>
      <text:p text:style-name="Preformatted_20_Text"># For more options and information see</text:p>
      <text:p text:style-name="Preformatted_20_Text"># http://rptl.io/configtxt</text:p>
      <text:p text:style-name="Preformatted_20_Text"># Some settings may impact device functionality. See link above for details</text:p>
      <text:p text:style-name="Preformatted_20_Text"/>
      <text:p text:style-name="Preformatted_20_Text"># Uncomment some or all of these to enable the optional hardware interfaces</text:p>
      <text:p text:style-name="Preformatted_20_Text">#dtparam=i2c_arm=on</text:p>
      <text:p text:style-name="Preformatted_20_Text">#dtparam=i2s=on</text:p>
      <text:p text:style-name="Preformatted_20_Text">#dtparam=spi=on</text:p>
      <text:p text:style-name="Preformatted_20_Text"/>
      <text:p text:style-name="Preformatted_20_Text"># Enable audio (loads snd_bcm2835)</text:p>
      <text:p text:style-name="P2">#dtparam=audio=on</text:p>
      <text:p text:style-name="Preformatted_20_Text"><text:soft-page-break/></text:p>
      <text:p text:style-name="Preformatted_20_Text"># Additional overlays and parameters are documented</text:p>
      <text:p text:style-name="Preformatted_20_Text"># /boot/firmware/overlays/README</text:p>
      <text:p text:style-name="Preformatted_20_Text"/>
      <text:p text:style-name="Preformatted_20_Text"># Automatically load overlays for detected cameras</text:p>
      <text:p text:style-name="Preformatted_20_Text">#camera_auto_detect=1</text:p>
      <text:p text:style-name="Preformatted_20_Text"/>
      <text:p text:style-name="Preformatted_20_Text"># Automatically load overlays for detected DSI displays</text:p>
      <text:p text:style-name="P2">display_auto_detect=1</text:p>
      <text:p text:style-name="Preformatted_20_Text"/>
      <text:p text:style-name="Preformatted_20_Text"># Automatically load initramfs files, if found</text:p>
      <text:p text:style-name="Preformatted_20_Text">auto_initramfs=1</text:p>
      <text:p text:style-name="Preformatted_20_Text"/>
      <text:p text:style-name="Preformatted_20_Text"># Enable DRM VC4 V3D driver</text:p>
      <text:p text:style-name="P2">dtoverlay=vc4-kms-v3d</text:p>
      <text:p text:style-name="P2">max_framebuffers=2</text:p>
      <text:p text:style-name="Preformatted_20_Text"/>
      <text:p text:style-name="Preformatted_20_Text"/>
      <text:p text:style-name="Preformatted_20_Text"># Don't have the firmware create an initial video= setting in cmdline.txt.</text:p>
      <text:p text:style-name="Preformatted_20_Text"># Use the kernel's default instead.</text:p>
      <text:p text:style-name="P2">disable_fw_kms_setup=1</text:p>
      <text:p text:style-name="Preformatted_20_Text"/>
      <text:p text:style-name="Preformatted_20_Text"># Run in 64-bit mode</text:p>
      <text:p text:style-name="Preformatted_20_Text">arm_64bit=1</text:p>
      <text:p text:style-name="Preformatted_20_Text"/>
      <text:p text:style-name="Preformatted_20_Text"># Disable compensation for displays with overscan</text:p>
      <text:p text:style-name="Preformatted_20_Text">disable_overscan=1</text:p>
      <text:p text:style-name="Preformatted_20_Text"/>
      <text:p text:style-name="Preformatted_20_Text"># Run as fast as firmware / board allows</text:p>
      <text:p text:style-name="Preformatted_20_Text">arm_boost=1</text:p>
      <text:p text:style-name="Preformatted_20_Text"/>
      <text:p text:style-name="Preformatted_20_Text"># load IQAUDIO device drivers</text:p>
      <text:p text:style-name="P2">dtoverlay=iqaudio-dacplus</text:p>
      <text:p text:style-name="Preformatted_20_Text"/>
      <text:p text:style-name="Preformatted_20_Text">[cm4]</text:p>
      <text:p text:style-name="Preformatted_20_Text"># Enable host mode on the 2711 built-in XHCI USB controller.</text:p>
      <text:p text:style-name="Preformatted_20_Text"># This line should be removed if the legacy DWC2 controller is required</text:p>
      <text:p text:style-name="Preformatted_20_Text"># (e.g. for USB device mode) or if USB support is not required.</text:p>
      <text:p text:style-name="Preformatted_20_Text">otg_mode=1</text:p>
      <text:p text:style-name="Preformatted_20_Text"/>
      <text:p text:style-name="Preformatted_20_Text">[all]</text:p>
      <text:p text:style-name="Preformatted_20_Text"/>
      <text:h text:style-name="Heading_20_2" text:outline-level="2"><text:bookmark-start text:name="__RefHeading___Toc1918_2678545312"/>2.4 <text:span text:style-name="T144">Making the mouse cursor invisible</text:span><text:bookmark-end text:name="__RefHeading___Toc1918_2678545312"/></text:h>
      <text:p text:style-name="P61">Install <text:span text:style-name="T3">unclutter </text:span>: <text:s/></text:p>
      <text:p text:style-name="Preformatted_20_Text">$ sudo apt-get install unclutter</text:p>
      <text:p text:style-name="Preformatted_20_Text"/>
      <text:p text:style-name="Text_20_body">Create or edit <text:span text:style-name="T3">~/.xinitrc </text:span><text:span text:style-name="T34">to add the following line :</text:span></text:p>
      <text:p text:style-name="P13">unclutter -idle 0 &amp;</text:p>
      <text:p text:style-name="P13"/>
      <text:h text:style-name="Heading_20_1" text:outline-level="1"><text:bookmark-start text:name="__RefHeading___Toc710_2122744348"/>3 setBfree<text:bookmark-end text:name="__RefHeading___Toc710_2122744348"/></text:h>
      <text:h text:style-name="Heading_20_2" text:outline-level="2"><text:bookmark-start text:name="__RefHeading___Toc712_2122744348"/>3.1 <text:span text:style-name="T60">Downloading</text:span> <text:span text:style-name="T152">and installing </text:span>setBfree<text:bookmark-end text:name="__RefHeading___Toc712_2122744348"/></text:h>
      <text:p text:style-name="P15"/>
      <text:p text:style-name="P15"><text:span text:style-name="T86">$ </text:span><text:span text:style-name="T148">cd /</text:span><text:span text:style-name="T151">Downloads</text:span></text:p>
      <text:p text:style-name="Preformatted_20_Text">$ wget http://x42-plugins.com/x42/linux/setBfree-v0.8.12-5-arm<text:span text:style-name="T150">64</text:span>.tar.gz</text:p>
      <text:p text:style-name="P17"><text:span text:style-name="T149">$ </text:span><text:span text:style-name="Source_20_Text"><text:span text:style-name="T24">sudo tar -x</text:span></text:span><text:span text:style-name="Source_20_Text"><text:span text:style-name="T37">zvf</text:span></text:span><text:span text:style-name="Source_20_Text"><text:span text:style-name="T24"> setBfree-v0.8.12-5-arm</text:span></text:span><text:span text:style-name="Source_20_Text"><text:span text:style-name="T37">64</text:span></text:span><text:span text:style-name="Source_20_Text"><text:span text:style-name="T24">.tar.g</text:span></text:span><text:span text:style-name="Source_20_Text"><text:span text:style-name="T36">z -</text:span></text:span><text:span text:style-name="Source_20_Text"><text:span text:style-name="T37">C /opt</text:span></text:span></text:p>
      <text:h text:style-name="Heading_20_2" text:outline-level="2"><text:bookmark-start text:name="__RefHeading___Toc714_2122744348"/><text:soft-page-break/><text:span text:style-name="T86">3.2 </text:span>Configuring setBfree<text:bookmark-end text:name="__RefHeading___Toc714_2122744348"/></text:h>
      <text:p text:style-name="P51">On startup, setBfree is set up by two configuration files : <text:span text:style-name="T3">default.cfg</text:span> and <text:span text:style-name="T3">default.pgm</text:span>. Both files have to be copied to <text:span text:style-name="T3">$HOME/.config/setBfree</text:span>.</text:p>
      <text:p text:style-name="P51">The settings defined in default.cfg are applied during the initialization phase of the program and remain unchanged, while default.pgm declares runtime parameters which can applied any time by the user.</text:p>
      <text:p text:style-name="P51">Important parameters changes in default.cfg:</text:p>
      <text:p text:style-name="P32"><text:span text:style-name="T87">The most left PKM25H pedal plays a C2 (36) note instead of C1 (24). </text:span><text:span text:style-name="T88">The necessary octave transposition is applied by setting:</text:span></text:p>
      <text:p text:style-name="Preformatted_20_Text">midi.pedals.transpose=-12</text:p>
      <text:p text:style-name="Preformatted_20_Text"/>
      <text:p text:style-name="P52">Upper and lower keyboards, as well as pedals MIDI channels are set by:</text:p>
      <text:p text:style-name="Preformatted_20_Text">midi.upper.channel=1</text:p>
      <text:p text:style-name="Preformatted_20_Text">midi.lower.channel=2</text:p>
      <text:p text:style-name="Preformatted_20_Text">midi.pedals.channel=3</text:p>
      <text:p text:style-name="Preformatted_20_Text"/>
      <text:p text:style-name="Text_20_body">MIDI controller program number offset:</text:p>
      <text:p text:style-name="Preformatted_20_Text">pgm.controller.offset=0</text:p>
      <text:p text:style-name="Text_20_body"/>
      <text:h text:style-name="Heading_20_1" text:outline-level="1"><text:bookmark-start text:name="__RefHeading___Toc696_2122744348"/><text:span text:style-name="T85">4</text:span><text:span text:style-name="T58"> </text:span>PipeWire<text:bookmark-end text:name="__RefHeading___Toc696_2122744348"/></text:h>
      <text:p text:style-name="P46">The B3 clone Arduino boards (keyboards, pedalboard, drawbars and controls) have to be declared as MIDI peripherals and connected to setBfree as MIDI inputs. The setBfree audio outputs have to be connected to the IqaudIO DAC+ inputs. These software connections are done by using PipeWire.</text:p>
      <text:p text:style-name="P45">Using <text:span text:style-name="T3">PipeWire</text:span> instead of <text:span text:style-name="T3">PulseAudio</text:span> makes the audio management on Raspberry PI easier and more reliable.</text:p>
      <text:h text:style-name="Heading_20_2" text:outline-level="2"><text:bookmark-start text:name="__RefHeading___Toc698_2122744348"/><text:span text:style-name="T85">4</text:span>.1 <text:span text:style-name="T59">Installing and Configuring</text:span> PipeWire<text:bookmark-end text:name="__RefHeading___Toc698_2122744348"/></text:h>
      <text:p text:style-name="Text_20_body"><text:a xlink:type="simple" xlink:href="https://wiki.archlinux.org/title/PipeWire" text:style-name="Internet_20_link" text:visited-style-name="Visited_20_Internet_20_Link"><text:span text:style-name="T68">https://wiki.archlinux.org/title/PipeWire</text:span></text:a></text:p>
      <text:list xml:id="list3994703870" text:style-name="L2">
        <text:list-item>
          <text:p text:style-name="P91"><text:span text:style-name="T77">Install Pipewire</text:span><text:span text:style-name="T89">: </text:span>Make sure you have Pipewire installed on your system. You can typically install it using your distribution's package manager. For example, on a Debian-based system, you might use:</text:p>
        </text:list-item>
      </text:list>
      <text:p text:style-name="Preformatted_20_Text"><text:tab/>$ sudo apt install pipewire</text:p>
      <text:p text:style-name="Preformatted_20_Text"/>
      <text:p text:style-name="P29"><text:tab/>As mentioned in the above URL, files located under <text:span text:style-name="Source_20_Text"><text:span text:style-name="T3">/usr/share/pipewire</text:span></text:span><text:span text:style-name="Source_20_Text"> <text:tab/>should be copied to </text:span><text:span text:style-name="Source_20_Text"><text:span text:style-name="T18">/etc/pipewire</text:span></text:span><text:span text:style-name="Source_20_Text"><text:span text:style-name="T3">.</text:span></text:span></text:p>
      <text:p text:style-name="Preformatted_20_Text"><text:tab/>$ sudo cp /usr/share/pipewire/* /etc/pipewire/.</text:p>
      <text:p text:style-name="Preformatted_20_Text"/>
      <text:list xml:id="list163110755572950" text:continue-numbering="true" text:style-name="L2">
        <text:list-item>
          <text:p text:style-name="P92"><text:span text:style-name="T76">I</text:span><text:span text:style-name="T77">nstall Pipewire Audio Modules</text:span><text:span text:style-name="T89">: </text:span>Pipewire provides various audio modules to handle different tasks. You'll likely need to install the necessary audio modules to <text:soft-page-break/>support your hardware. For IQaudio DAC+, you might need modules related to ALSA (Advanced Linux Sound Architecture).</text:p>
        </text:list-item>
      </text:list>
      <text:p text:style-name="Preformatted_20_Text"><text:tab/>$ sudo apt-get -y install pipewire-audio</text:p>
      <text:p text:style-name="P6"><text:tab/>$ sudo apt-get -y install pipewire-alsa</text:p>
      <text:p text:style-name="P6"><text:tab/>$ sudo apt-get -<text:span text:style-name="T89">y </text:span>install pipewire-jack</text:p>
      <text:p text:style-name="P6"><text:tab/><text:span text:style-name="T91">$ sudo apt-get -y install pipewire-pulse</text:span></text:p>
      <text:p text:style-name="P6"/>
      <text:list xml:id="list163111912959917" text:continue-numbering="true" text:style-name="L2">
        <text:list-item>
          <text:p text:style-name="P90"><text:span text:style-name="T76">Install the Session Manager</text:span>: PipeWire doesn’t have its own connection logic, so you have to install a session manager.</text:p>
        </text:list-item>
      </text:list>
      <text:p text:style-name="Preformatted_20_Text"><text:tab/><text:span text:style-name="T92">$ sudo apt install wireplumber</text:span></text:p>
      <text:p text:style-name="Preformatted_20_Text"/>
      <text:list xml:id="list163112253121137" text:continue-numbering="true" text:style-name="L2">
        <text:list-item>
          <text:p text:style-name="P90"><text:span text:style-name="T76">Install </text:span><text:span text:style-name="T18">qpwgraph</text:span><text:span text:style-name="T3">:</text:span> <text:span text:style-name="T70">it is used to display </text:span><text:span text:style-name="T8">PipeWire</text:span><text:span text:style-name="T70"> blocks and make connections between them, like </text:span><text:span text:style-name="T8">Qjackctl</text:span><text:span text:style-name="T70">.</text:span></text:p>
        </text:list-item>
      </text:list>
      <text:p text:style-name="P4"><text:tab/>$ sudo apt-get -y install qpwgraph</text:p>
      <text:p text:style-name="P4"/>
      <text:list xml:id="list163111965324309" text:continue-numbering="true" text:style-name="L2">
        <text:list-item>
          <text:p text:style-name="P89"><text:span text:style-name="T76">Check pulseaudio-alsa installation</text:span> and remove it if installed:</text:p>
        </text:list-item>
      </text:list>
      <text:p text:style-name="Preformatted_20_Text"><text:tab/>$ dpkg -L pulseaudio-alsa</text:p>
      <text:p text:style-name="P7"><text:tab/>$ sudo <text:span text:style-name="T69">apt remove --purge --autoremove pulseaudio-alsa</text:span></text:p>
      <text:p text:style-name="P7"><text:tab/><text:span text:style-name="T93">$ sudo apt remove pulseaudio</text:span></text:p>
      <text:p text:style-name="P7"/>
      <text:list xml:id="list163111745296411" text:continue-numbering="true" text:style-name="L2">
        <text:list-item>
          <text:p text:style-name="P98">Get Services Ready</text:p>
        </text:list-item>
      </text:list>
      <text:p text:style-name="Preformatted_20_Text"><text:span text:style-name="T76"><text:tab/></text:span><text:span text:style-name="T78">$ </text:span>systemctl <text:span text:style-name="T94">--user</text:span> <text:span text:style-name="T94">--now</text:span> disable pulseaudio.service pulseaudio.socket</text:p>
      <text:p text:style-name="Preformatted_20_Text"><text:tab/><text:span text:style-name="T93">$ </text:span>systemctl <text:span text:style-name="T94">--user</text:span> mask pulseaudio</text:p>
      <text:p text:style-name="Preformatted_20_Text"><text:tab/><text:span text:style-name="T93">$ </text:span>systemctl <text:span text:style-name="T94">--user</text:span> <text:span text:style-name="T94">--now</text:span> <text:span text:style-name="T95">enable</text:span> pipewire pipewire-pulse wireplumber</text:p>
      <text:p text:style-name="Preformatted_20_Text"><text:tab/><text:span text:style-name="T93">$ sudo reboot</text:span></text:p>
      <text:p text:style-name="Preformatted_20_Text"/>
      <text:list xml:id="list163112493268320" text:continue-numbering="true" text:style-name="L2">
        <text:list-item>
          <text:p text:style-name="P90"><text:span text:style-name="Strong_20_Emphasis"><text:span text:style-name="T125">Identify your DAC+ Card</text:span></text:span><text:span text:style-name="T125">: Before configuring </text:span><text:span text:style-name="T126">Pipewire</text:span><text:span text:style-name="T125">, you need to know the identifier of your </text:span><text:span text:style-name="T126">IQaudio DAC+</text:span><text:span text:style-name="T125"> card. You can typically find this by running the </text:span><text:span text:style-name="Source_20_Text"><text:span text:style-name="T127">aplay -l</text:span></text:span><text:span text:style-name="T125"> command, which lists all audio devices. Look for your DAC+ card in the list and note down its identifier, such as "hw:0,0".</text:span></text:p>
        </text:list-item>
        <text:list-item>
          <text:p text:style-name="P90"><text:span text:style-name="Strong_20_Emphasis"><text:span text:style-name="T125">Edit Pipewire Configuration</text:span></text:span><text:span text:style-name="T125">: Pipewire configuration is typically done through configuration files. The main configuration file is usually located at </text:span><text:span text:style-name="Source_20_Text"><text:span text:style-name="T126">/etc/pipewire/pipewire.conf</text:span></text:span><text:span text:style-name="T125">. You'll need to edit this file to specify your IQaudio DAC+ card as the default audio output device.</text:span></text:p>
        </text:list-item>
      </text:list>
      <text:p text:style-name="P1"><text:span text:style-name="Source_20_Text"><text:span text:style-name="T125"><text:tab/></text:span></text:span><text:span text:style-name="Source_20_Text"><text:span text:style-name="T128">$ </text:span></text:span><text:span text:style-name="Source_20_Text"><text:span text:style-name="T125">sudo nano /etc/pipewire/pipewire.conf</text:span></text:span></text:p>
      <text:p text:style-name="P1"><text:span text:style-name="Source_20_Text"><text:span text:style-name="T125"/></text:span></text:p>
      <text:p text:style-name="P29"><text:span text:style-name="Source_20_Text"><text:span text:style-name="T125"><text:tab/>Look for the </text:span></text:span><text:span text:style-name="Source_20_Text"><text:span text:style-name="T129">[pipewire]</text:span></text:span><text:span text:style-name="Source_20_Text"><text:span text:style-name="T125"> section and add or modify the <text:tab/>following line to specify your DAC+ card:</text:span></text:span></text:p>
      <text:p text:style-name="P8"><text:tab/>default.clock.rate = 44100</text:p>
      <text:p text:style-name="P8"><text:tab/>default.clock.channels = 2</text:p>
      <text:p text:style-name="P8"><text:tab/>default.clock.format = s16le</text:p>
      <text:p text:style-name="P8"><text:tab/>default.clock.device = alsa_output.hw_0_0</text:p>
      <text:list xml:id="list163112388002162" text:continue-numbering="true" text:style-name="L2">
        <text:list-header>
          <text:p text:style-name="P86"><text:span text:style-name="Strong_20_Emphasis"><text:span text:style-name="T125"/></text:span></text:p>
        </text:list-header>
        <text:list-item>
          <text:p text:style-name="P90"><text:span text:style-name="Strong_20_Emphasis"><text:span text:style-name="T125">Restart Pipewire</text:span></text:span><text:span text:style-name="T125">: After making changes to the configuration file, you'll need to restart Pipewire for the changes to take effect. You can typically do this using the following command:</text:span></text:p>
        </text:list-item>
      </text:list>
      <text:p text:style-name="P8"><text:tab/><text:span text:style-name="T90">$ </text:span>sudo systemctl restart pipewire</text:p>
      <text:h text:style-name="Heading_20_2" text:outline-level="2"><text:bookmark-start text:name="__RefHeading___Toc700_2122744348"/><text:soft-page-break/><text:span text:style-name="T85">4</text:span>.2 Running setBfree from PipeWire<text:bookmark-end text:name="__RefHeading___Toc700_2122744348"/></text:h>
      <text:p text:style-name="Preformatted_20_Text">$ <text:span text:style-name="T24">pw-jack /</text:span><text:span text:style-name="T130">usr</text:span><text:span text:style-name="T24">/bin/setBfree &amp;</text:span></text:p>
      <text:p text:style-name="Preformatted_20_Text"/>
      <text:h text:style-name="Heading_20_1" text:outline-level="1"><text:bookmark-start text:name="__RefHeading___Toc702_2122744348"/><text:span text:style-name="T85">5</text:span> ttymidi<text:bookmark-end text:name="__RefHeading___Toc702_2122744348"/></text:h>
      <text:p text:style-name="P5"/>
      <text:p text:style-name="P33"><text:span text:style-name="Strong_20_Emphasis"><text:span text:style-name="T72">ttymidi</text:span></text:span><text:span text:style-name="T72"> allows</text:span><text:span text:style-name="T73"> the </text:span><text:span text:style-name="T74">Arduino Nano Every</text:span><text:span text:style-name="T73"> boards of the B3 clone</text:span><text:span text:style-name="T72"> to interface with ALSA MIDI applications. </text:span><text:a xlink:type="simple" xlink:href="http://www.varal.org/ttymidi/" text:style-name="Internet_20_link" text:visited-style-name="Visited_20_Internet_20_Link"><text:span text:style-name="T73">http://www.varal.org/ttymidi/</text:span></text:a></text:p>
      <text:p text:style-name="P38"><text:span text:style-name="T53">T</text:span><text:span text:style-name="T54">he PMK25H pedal board uses an Arduino Leonardo which enumerates as a MIDI device; therefore using ttymidi is not necessary on the </text:span><text:span text:style-name="T55">/dev/b3_pedals</text:span><text:span text:style-name="T56"> device.</text:span></text:p>
      <text:h text:style-name="Heading_20_2" text:outline-level="2"><text:bookmark-start text:name="__RefHeading___Toc704_2122744348"/><text:span text:style-name="T85">5</text:span>.<text:span text:style-name="T131">1</text:span> Building <text:span text:style-name="T132">and installing</text:span> ttymidi<text:bookmark-end text:name="__RefHeading___Toc704_2122744348"/></text:h>
      <text:list xml:id="list3544755227" text:style-name="L3">
        <text:list-item>
          <text:p text:style-name="P101">Install <text:span text:style-name="T18">libasound2</text:span></text:p>
        </text:list-item>
      </text:list>
      <text:p text:style-name="P9"><text:tab/>$ sudo apt install libasound2-dev</text:p>
      <text:p text:style-name="P9"/>
      <text:list xml:id="list163110652685535" text:continue-numbering="true" text:style-name="L3">
        <text:list-item>
          <text:p text:style-name="P100"><text:span text:style-name="T132">Build and install</text:span> <text:span text:style-name="T18">ttymidi</text:span></text:p>
        </text:list-item>
      </text:list>
      <text:p text:style-name="P10"><text:tab/>$ cd /tmp</text:p>
      <text:list xml:id="list163112608133631" text:continue-numbering="true" text:style-name="L3">
        <text:list-header>
          <text:p text:style-name="P87">$ wget http://www.varal.org/ttymidi/ttymidi.tar.gz</text:p>
        </text:list-header>
      </text:list>
      <text:p text:style-name="P11"><text:tab/>$ tar xvf ttymidi.tar.gz</text:p>
      <text:p text:style-name="P11"><text:tab/><text:span text:style-name="T132">$ cd ttymidi</text:span></text:p>
      <text:p text:style-name="P11"><text:tab/><text:span text:style-name="T132">$ make</text:span></text:p>
      <text:p text:style-name="P11"><text:tab/><text:span text:style-name="T132">$ sudo make install</text:span></text:p>
      <text:list xml:id="list163112438628928" text:continue-numbering="true" text:style-name="L3">
        <text:list-header>
          <text:p text:style-name="P87"/>
        </text:list-header>
      </text:list>
      <text:p text:style-name="Text_20_body"><text:tab/>Executable folder: <text:span text:style-name="T3">/usr/local/bin</text:span></text:p>
      <text:h text:style-name="Heading_20_2" text:outline-level="2"><text:bookmark-start text:name="__RefHeading___Toc1318_1881243970"/>5.<text:span text:style-name="T132">2</text:span> Using ttymidi<text:bookmark-end text:name="__RefHeading___Toc1318_1881243970"/></text:h>
      <text:p text:style-name="P56">Do not use ttymidi on <text:span text:style-name="T49">/dev/b3_pedals</text:span></text:p>
      <text:p text:style-name="Preformatted_20_Text">$ /usr/local/bin/ttymidi -s /dev/b3_keyboards -n b3_alsa_midi_keyboards -v &amp;</text:p>
      <text:p text:style-name="Preformatted_20_Text">$ /usr/local/bin/ttymidi -s /dev/b3_controls -n b3_alsa_midi_controls -v &amp;</text:p>
      <text:p text:style-name="Preformatted_20_Text">$ /usr/local/bin/ttymidi -s /dev/b3_drawbars -n b3_alsa_midi_drawbars -v &amp;</text:p>
      <text:h text:style-name="Heading_20_1" text:outline-level="1"><text:bookmark-start text:name="__RefHeading___Toc1320_1881243970"/><text:span text:style-name="T96">6 </text:span>Assigning <text:span text:style-name="T96">S</text:span>tatic USB <text:span text:style-name="T96">P</text:span>orts <text:span text:style-name="T96">N</text:span>ames<text:bookmark-end text:name="__RefHeading___Toc1320_1881243970"/></text:h>
      <text:p text:style-name="P53">Our Arduino Nano Every based boards connect to the Raspberry PI USB ports. Once connected, they have names such as <text:span text:style-name="T3">/dev/ttyACM[0-n]. </text:span><text:span text:style-name="T24">To make the management of these serial ports easier, we want these names to be static:</text:span></text:p>
      <text:list xml:id="list756976708" text:style-name="L4">
        <text:list-item>
          <text:p text:style-name="P93"><text:span text:style-name="T28">Keyboards :<text:tab/></text:span><text:span text:style-name="T29">b3_keyboards</text:span></text:p>
        </text:list-item>
        <text:list-item>
          <text:p text:style-name="P102"><text:span text:style-name="T24">Pedals : <text:tab/></text:span><text:span text:style-name="T29">b3_pedals</text:span><text:span text:style-name="T160">*</text:span></text:p>
        </text:list-item>
        <text:list-item>
          <text:p text:style-name="P102"><text:span text:style-name="T24">Controls : <text:tab/></text:span><text:span text:style-name="T29">b3_controls</text:span></text:p>
        </text:list-item>
        <text:list-item>
          <text:p text:style-name="P102"><text:span text:style-name="T24">Drawbars :<text:tab/></text:span><text:span text:style-name="T29">b3_drawbars</text:span></text:p>
          <text:p text:style-name="P103"/>
        </text:list-item>
      </text:list>
      <text:list xml:id="list1875538891" text:style-name="L5">
        <text:list-item>
          <text:p text:style-name="P95"><text:span text:style-name="T28">C</text:span><text:span text:style-name="T29">onnect </text:span><text:span text:style-name="T40">only one</text:span><text:span text:style-name="T29"> USB device; the </text:span><text:span text:style-name="T48">keyboards</text:span><text:span text:style-name="T29"> </text:span><text:span text:style-name="T9">Arduino </text:span><text:span text:style-name="T10">Nano Every</text:span><text:span text:style-name="T30">,</text:span><text:span text:style-name="T29"> for example.</text:span></text:p>
        </text:list-item>
        <text:list-item>
          <text:p text:style-name="P95"><text:span text:style-name="T28">L</text:span><text:span text:style-name="T29">ist the USB attributes for this device:</text:span></text:p>
        </text:list-item>
      </text:list>
      <text:p text:style-name="Preformatted_20_Text"><text:soft-page-break/><text:span text:style-name="T29"><text:tab/>$ </text:span><text:span text:style-name="Source_20_Text"><text:span text:style-name="T29">udevadm info --name=/dev/ttyACMx --attribute-walk</text:span></text:span></text:p>
      <text:p text:style-name="Preformatted_20_Text"><text:span text:style-name="Source_20_Text"><text:span text:style-name="T29"/></text:span></text:p>
      <text:p text:style-name="P29"><text:span text:style-name="Source_20_Text"><text:span text:style-name="T112"><text:tab/></text:span></text:span><text:span text:style-name="Source_20_Text"><text:span text:style-name="T111">where x is a number matching the device port. In the attribute list, look for an<text:tab/>attribute that is unique for a device (check </text:span></text:span><text:span text:style-name="Source_20_Text"><text:span text:style-name="Emphasis"><text:span text:style-name="T115">idVendor, idProduct and serial</text:span></text:span></text:span><text:span text:style-name="Source_20_Text"><text:span text:style-name="T111">). We<text:tab/>have to use serial because we connect several Arduino Nano Every boards and<text:tab/></text:span></text:span><text:span text:style-name="Source_20_Text"><text:span text:style-name="T106">s</text:span></text:span><text:span text:style-name="Source_20_Text"><text:span text:style-name="T107">erial</text:span></text:span><text:span text:style-name="Source_20_Text"><text:span text:style-name="T111"> is unique.</text:span></text:span></text:p>
      <text:p text:style-name="Preformatted_20_Text"><text:span text:style-name="Source_20_Text"><text:tab/>../..</text:span></text:p>
      <text:p text:style-name="Preformatted_20_Text"><text:span text:style-name="Source_20_Text"><text:s text:c="4"/><text:tab/>ATTRS{product}=="</text:span><text:span text:style-name="Source_20_Text"><text:span text:style-name="T98">Arduino Nano Every</text:span></text:span><text:span text:style-name="Source_20_Text">"</text:span></text:p>
      <text:p text:style-name="Preformatted_20_Text"><text:span text:style-name="Source_20_Text"><text:s text:c="4"/><text:tab/>ATTRS{quirks}=="0x0"</text:span></text:p>
      <text:p text:style-name="Preformatted_20_Text"><text:span text:style-name="Source_20_Text"><text:s text:c="4"/><text:tab/>ATTRS{remove}=="(not readable)"</text:span></text:p>
      <text:p text:style-name="Preformatted_20_Text"><text:span text:style-name="Source_20_Text"><text:s text:c="4"/><text:tab/>ATTRS{rx_lanes}=="1"</text:span></text:p>
      <text:p text:style-name="Preformatted_20_Text"><text:span text:style-name="Source_20_Text"><text:s text:c="4"/><text:tab/>ATTRS{serial}=="</text:span><text:span text:style-name="Source_20_Text"><text:span text:style-name="T99">C9ACB9635151363448202020FF180D3E</text:span></text:span><text:span text:style-name="Source_20_Text">"</text:span></text:p>
      <text:p text:style-name="Preformatted_20_Text"><text:span text:style-name="Source_20_Text"><text:s text:c="4"/><text:tab/>ATTRS{speed}=="12"</text:span></text:p>
      <text:p text:style-name="Preformatted_20_Text"><text:span text:style-name="Source_20_Text"><text:s text:c="4"/><text:tab/>ATTRS{urbnum}=="10"</text:span></text:p>
      <text:p text:style-name="Preformatted_20_Text"><text:span text:style-name="Source_20_Text"><text:s text:c="4"/><text:tab/>ATTRS{version}==" 1.10"</text:span></text:p>
      <text:p text:style-name="Preformatted_20_Text"><text:span text:style-name="Source_20_Text"><text:tab/>../..</text:span></text:p>
      <text:p text:style-name="Preformatted_20_Text"><text:span text:style-name="Source_20_Text"><text:span text:style-name="T29"/></text:span></text:p>
      <text:list xml:id="list163112496761092" text:continue-numbering="true" text:style-name="L5">
        <text:list-item>
          <text:p text:style-name="P105">Create (or open) a <text:span text:style-name="T97">rules</text:span> file:</text:p>
        </text:list-item>
      </text:list>
      <text:p text:style-name="Preformatted_20_Text"><text:span text:style-name="Source_20_Text"><text:tab/></text:span><text:span text:style-name="Source_20_Text"><text:span text:style-name="T97">$ sudo touch </text:span></text:span><text:span text:style-name="Source_20_Text">/etc/udev/rules.d/99-usb-serial.rules</text:span></text:p>
      <text:p text:style-name="Preformatted_20_Text"><text:span text:style-name="Source_20_Text"/></text:p>
      <text:list xml:id="list163111139744418" text:continue-numbering="true" text:style-name="L5">
        <text:list-item>
          <text:p text:style-name="P106"><text:span text:style-name="Source_20_Text"><text:span text:style-name="T101">Insert the following line into this rules file:</text:span></text:span></text:p>
        </text:list-item>
      </text:list>
      <text:p text:style-name="Preformatted_20_Text"><text:span text:style-name="Source_20_Text"><text:tab/>KERNEL=="ttyACM*", ATTRS{product}=="</text:span><text:span text:style-name="Source_20_Text"><text:span text:style-name="T98">Arduino Nano Every</text:span></text:span><text:span text:style-name="Source_20_Text">", <text:tab/>ATTRS{serial}=="</text:span><text:span text:style-name="Source_20_Text"><text:span text:style-name="T99">C9ACB9635151363448202020FF180D3E</text:span></text:span><text:span text:style-name="Source_20_Text">", SYMLINK+="</text:span><text:span text:style-name="Source_20_Text"><text:span text:style-name="T45">b3_keyboards</text:span></text:span><text:span text:style-name="Source_20_Text">"</text:span></text:p>
      <text:p text:style-name="Preformatted_20_Text"><text:span text:style-name="Source_20_Text"/></text:p>
      <text:list xml:id="list163111264524565" text:continue-numbering="true" text:style-name="L5">
        <text:list-item>
          <text:p text:style-name="P104"><text:span text:style-name="Source_20_Text"><text:span text:style-name="T101">Reload the </text:span></text:span><text:span text:style-name="Source_20_Text"><text:span text:style-name="T103">udevadm</text:span></text:span><text:span text:style-name="Source_20_Text"><text:span text:style-name="T101"> rules</text:span></text:span><text:span text:style-name="Source_20_Text">:</text:span></text:p>
        </text:list-item>
      </text:list>
      <text:p text:style-name="Preformatted_20_Text"><text:span text:style-name="Source_20_Text"><text:tab/></text:span><text:span text:style-name="Source_20_Text"><text:span text:style-name="T100">$ </text:span></text:span><text:span text:style-name="Source_20_Text"><text:span text:style-name="T133">sudo </text:span></text:span><text:span text:style-name="Source_20_Text">udevadm control --reload-rules</text:span></text:p>
      <text:p text:style-name="Preformatted_20_Text"><text:span text:style-name="Source_20_Text"/></text:p>
      <text:list xml:id="list163112202072520" text:continue-numbering="true" text:style-name="L5">
        <text:list-item>
          <text:p text:style-name="P104"><text:span text:style-name="Source_20_Text"><text:span text:style-name="T116">Disconnect, then rec</text:span></text:span><text:span text:style-name="Source_20_Text"><text:span text:style-name="T101">onnect the keyboards </text:span></text:span><text:span text:style-name="Source_20_Text"><text:span text:style-name="T103">Arduino </text:span></text:span><text:span text:style-name="Source_20_Text"><text:span text:style-name="T113">board</text:span></text:span><text:span text:style-name="Source_20_Text"><text:span text:style-name="T101"> and type:</text:span></text:span></text:p>
        </text:list-item>
      </text:list>
      <text:p text:style-name="Preformatted_20_Text"><text:span text:style-name="Source_20_Text"><text:tab/></text:span><text:span text:style-name="Source_20_Text"><text:span text:style-name="T100">$ </text:span></text:span><text:span text:style-name="Source_20_Text">ls /dev/b3*</text:span></text:p>
      <text:p text:style-name="Preformatted_20_Text"><text:span text:style-name="Source_20_Text"/></text:p>
      <text:list xml:id="list163111486697403" text:continue-numbering="true" text:style-name="L5">
        <text:list-item>
          <text:p text:style-name="P94"><text:span text:style-name="Source_20_Text"><text:span text:style-name="T101">Repeat the operations for the others </text:span></text:span><text:span text:style-name="Source_20_Text"><text:span text:style-name="T103">Arduino</text:span></text:span><text:span text:style-name="Source_20_Text"><text:span text:style-name="T101"> devices.</text:span></text:span></text:p>
        </text:list-item>
      </text:list>
      <text:p text:style-name="Text_20_body"><text:span text:style-name="Source_20_Text"/></text:p>
      <text:p text:style-name="P39"><text:span text:style-name="Source_20_Text"><text:span text:style-name="T161">*</text:span></text:span><text:span text:style-name="Source_20_Text"><text:span text:style-name="T119"> The pedalboard is controlled by an </text:span></text:span><text:span text:style-name="Source_20_Text"><text:span text:style-name="T108">Arduino Leonardo</text:span></text:span><text:span text:style-name="Source_20_Text"><text:span text:style-name="T119"> which has no serial number; the product name is used to identify this board.</text:span></text:span></text:p>
      <text:h text:style-name="P80" text:outline-level="1"><text:bookmark-start text:name="__RefHeading___Toc1324_1881243970"/><text:span text:style-name="Source_20_Text"><text:span text:style-name="T114">7 Building Arduino Firmware Remotely</text:span></text:span><text:bookmark-end text:name="__RefHeading___Toc1324_1881243970"/></text:h>
      <text:h text:style-name="Heading_20_2" text:outline-level="2"><text:bookmark-start text:name="__RefHeading___Toc1861_567701822"/><text:span text:style-name="Source_20_Text"><text:span text:style-name="T101">7.1 Install Arduino CLI on Raspberry PI</text:span></text:span><text:bookmark-end text:name="__RefHeading___Toc1861_567701822"/></text:h>
      <text:p text:style-name="Preformatted_20_Text"><text:span text:style-name="Source_20_Text"><text:span text:style-name="T117">$ </text:span></text:span><text:span text:style-name="Source_20_Text"><text:span text:style-name="T101">curl -fsSL https://raw.githubusercontent.com/arduino/arduino-cli/master/install.sh | sh</text:span></text:span></text:p>
      <text:p text:style-name="P14"><text:span text:style-name="Source_20_Text"><text:span text:style-name="T118">$ nano ~/.bashrc</text:span></text:span></text:p>
      <text:p text:style-name="P14"><text:span text:style-name="Source_20_Text"/></text:p>
      <text:p text:style-name="Text_20_body"><text:span text:style-name="Source_20_Text"><text:span text:style-name="T101">Append the following line :</text:span></text:span></text:p>
      <text:p text:style-name="P71"><text:span text:style-name="Source_20_Text">export PATH=$PATH:/home/pi/bin</text:span></text:p>
      <text:p text:style-name="P72"><text:span text:style-name="Source_20_Text"><text:span text:style-name="T147">$ sudo reboot</text:span></text:span></text:p>
      <text:p text:style-name="P29"><text:span text:style-name="Source_20_Text"><text:span text:style-name="T101">We can build every Arduino B3 project locally (on Linux desktop), then upload the binary to the Arduino from the Raspberry PI. This 3-step build process allows firmware updates without removing the boards from the organ and can be scripted as follows:</text:span></text:span></text:p>
      <text:p text:style-name="Preformatted_20_Text"><text:span text:style-name="Source_20_Text">#!/bin/bash</text:span></text:p>
      <text:p text:style-name="Preformatted_20_Text"><text:span text:style-name="Source_20_Text"># </text:span><text:span text:style-name="Source_20_Text"><text:span text:style-name="T51">controls</text:span></text:span><text:span text:style-name="Source_20_Text"><text:span text:style-name="T45">_remote_build</text:span></text:span></text:p>
      <text:p text:style-name="Preformatted_20_Text"><text:span text:style-name="Source_20_Text"/></text:p>
      <text:p text:style-name="Preformatted_20_Text"><text:span text:style-name="Source_20_Text">arduino-cli compile -b arduino:megaavr:nona4809:mode=off --output-dir=./bin</text:span></text:p>
      <text:p text:style-name="Preformatted_20_Text"><text:span text:style-name="Source_20_Text"/></text:p>
      <text:p text:style-name="Preformatted_20_Text"><text:span text:style-name="Source_20_Text">sshpass -prpigb scp bin/* pi@192.168.0.31:~/b3_clone/arduino/</text:span><text:span text:style-name="Source_20_Text"><text:span text:style-name="T45">controls</text:span></text:span></text:p>
      <text:p text:style-name="Preformatted_20_Text"><text:span text:style-name="Source_20_Text"/></text:p>
      <text:p text:style-name="P12"><text:span text:style-name="Source_20_Text">sshpass -prpigb ssh pi@192.168.0.31 '/home/pi/bin/arduino-cli upload -b arduino:megaavr:nona4809:mode=off -p /dev/</text:span><text:span text:style-name="Source_20_Text"><text:span text:style-name="T50">b3_controls</text:span></text:span></text:p>
      <text:p text:style-name="P12"><text:span text:style-name="Source_20_Text">–input-dir=/home/pi/b3_clone/arduino/controls'</text:span></text:p>
      <text:p text:style-name="Preformatted_20_Text"><text:span text:style-name="Source_20_Text"/></text:p>
      <text:p text:style-name="Text_20_body"><text:span text:style-name="Source_20_Text"><text:span text:style-name="T101">The same can be done for drawbars and keyboards.</text:span></text:span></text:p>
      <text:h text:style-name="P77" text:outline-level="1"><text:bookmark-start text:name="__RefHeading___Toc1322_1881243970"/><text:span text:style-name="Source_20_Text"><text:span text:style-name="T114">8</text:span></text:span><text:span text:style-name="Source_20_Text"><text:span text:style-name="T101"> Connecting Arduinos </text:span></text:span><text:span text:style-name="Source_20_Text"><text:span text:style-name="T102">MIDI </text:span></text:span><text:span text:style-name="Source_20_Text"><text:span text:style-name="T101">Outputs to SetBfree</text:span></text:span><text:bookmark-end text:name="__RefHeading___Toc1322_1881243970"/></text:h>
      <text:p text:style-name="P34"><text:span text:style-name="Source_20_Text"><text:span text:style-name="T102">Use </text:span></text:span><text:span text:style-name="Source_20_Text"><text:span text:style-name="T104">qpwgraph</text:span></text:span><text:span text:style-name="Source_20_Text"><text:span text:style-name="T102"> to graphically connect Arduinos MIDI outputs to setBfree, </text:span></text:span><text:span text:style-name="Source_20_Text"><text:span text:style-name="T109">then save the patchbay connections to </text:span></text:span><text:span text:style-name="Source_20_Text"><text:span text:style-name="T18">/home/pi/b3_clone/rpi/b3.qpwgraph</text:span></text:span></text:p>
      <text:p text:style-name="P35"><text:span text:style-name="Source_20_Text"><text:span text:style-name="T105">qpwgraph</text:span></text:span><text:span text:style-name="Source_20_Text"><text:span text:style-name="T110"> will be launched by the </text:span></text:span><text:span text:style-name="Source_20_Text"><text:span text:style-name="T3">/usr/bin/runb3</text:span></text:span><text:span text:style-name="Source_20_Text"><text:span text:style-name="T110"> script as follows:</text:span></text:span></text:p>
      <text:p text:style-name="P1"><text:span text:style-name="Source_20_Text">$ /usr/bin/qpwgraph -a -m /home/pi/b3_clone/rpi/b3.qpwgraph &amp;</text:span></text:p>
      <text:h text:style-name="P78" text:outline-level="1"/>
      <text:h text:style-name="P79" text:outline-level="1"><text:bookmark-start text:name="__RefHeading___Toc2098_404452616"/><text:span text:style-name="T162">11 </text:span>Software Development<text:bookmark-end text:name="__RefHeading___Toc2098_404452616"/></text:h>
      <text:h text:style-name="Heading_20_2" text:outline-level="2"><text:bookmark-start text:name="__RefHeading___Toc2100_404452616"/><text:span text:style-name="T163">11.1 </text:span>Raspberry PI Software<text:bookmark-end text:name="__RefHeading___Toc2100_404452616"/></text:h>
      <text:p text:style-name="P40"><text:span text:style-name="T61">T</text:span><text:span text:style-name="T62">he Raspberry PI </text:span><text:span text:style-name="T61">software:</text:span></text:p>
      <text:list xml:id="list1136186153" text:style-name="L6">
        <text:list-item>
          <text:p text:style-name="P96"><text:span text:style-name="T62">displays </text:span><text:span text:style-name="T61">registration selection</text:span></text:p>
        </text:list-item>
        <text:list-item>
          <text:p text:style-name="P96"><text:span text:style-name="T63">sends registration selection data to </text:span><text:span text:style-name="T61">the drawbars firmware</text:span></text:p>
        </text:list-item>
        <text:list-item>
          <text:p text:style-name="P107">communicates with setBfree (volume, reverb, overdrive) through virtual MIDI port</text:p>
        </text:list-item>
      </text:list>
      <text:p text:style-name="P41"><text:span text:style-name="T163">The Raspberry PI software is written in Python; </text:span><text:span text:style-name="T171">the source files are located on the Raspberry PI</text:span><text:span text:style-name="T163"> </text:span><text:span text:style-name="T171">and edited with</text:span><text:span text:style-name="T163"> the </text:span><text:span text:style-name="T16">Visual Studio Code</text:span><text:span text:style-name="T163"> IDE installed </text:span><text:span text:style-name="T84">on the desktop</text:span><text:span text:style-name="T163">. VSC works </text:span><text:span text:style-name="T84">remotely</text:span><text:span text:style-name="T163"> on the RPI through an </text:span><text:span text:style-name="T84">SSH</text:span><text:span text:style-name="T163"> connection </text:span><text:span text:style-name="T164">on: 192.168.0.31 (the RPI IP address).</text:span></text:p>
      <text:p text:style-name="P64"><text:span text:style-name="T66">T</text:span><text:span text:style-name="T65">he Python </text:span><text:span text:style-name="T67">source </text:span><text:span text:style-name="T65">code relies on some packages which are relevant on a RPI , but not on a desktop: </text:span><text:span text:style-name="T64">gpiozero</text:span><text:span text:style-name="T65"> and </text:span><text:span text:style-name="T64">alsaaudio</text:span><text:span text:style-name="T65">.</text:span></text:p>
      <text:h text:style-name="Heading_20_3" text:outline-level="3"><text:bookmark-start text:name="__RefHeading___Toc1804_850602803"/>Creating a Python virtual environment<text:bookmark-end text:name="__RefHeading___Toc1804_850602803"/></text:h>
      <text:p text:style-name="P63"><text:span text:style-name="T136">C</text:span><text:span text:style-name="T135">reate and activate a Python virtual environment on the Raspberry PI:</text:span></text:p>
      <text:p text:style-name="P19"><text:span text:style-name="T135">$ cd</text:span><text:span text:style-name="T41"> /home/pi</text:span></text:p>
      <text:p text:style-name="P19">$ python3 -m venv .venv</text:p>
      <text:p text:style-name="P19">$ source .venv/bin/activate</text:p>
      <text:h text:style-name="Heading_20_3" text:outline-level="3"><text:bookmark-start text:name="__RefHeading___Toc1769_840635470"/>Installing Python Packages<text:bookmark-end text:name="__RefHeading___Toc1769_840635470"/></text:h>
      <text:p text:style-name="P19">$ /home/pi/.venv/bin/pip install customtkinter<text:tab/><text:tab/><text:span text:style-name="T13">nice looking GUI</text:span></text:p>
      <text:p text:style-name="P18">$ /home/pi/.venv/bin/pip install pillow<text:tab/><text:tab/><text:tab/><text:span text:style-name="T13">images</text:span></text:p>
      <text:p text:style-name="P18">$ /home/pi/.venv/bin/pip install pyserial<text:tab/><text:tab/><text:tab/><text:span text:style-name="T13">serial communication</text:span></text:p>
      <text:p text:style-name="P18">$ /home/pi/.venv/bin/pip install <text:span text:style-name="T141">gpiozero<text:tab/><text:tab/><text:tab/></text:span><text:span text:style-name="T13">rotary encoders</text:span></text:p>
      <text:p text:style-name="P18">$ /home/pi/.venv/bin/pip install <text:span text:style-name="T143">alsaaudio<text:tab/><text:tab/></text:span><text:span text:style-name="T13">control the alsa mixer</text:span></text:p>
      <text:p text:style-name="P18"><text:span text:style-name="T35">$ /home/pi/.venv/bin/pip</text:span><text:span text:style-name="T13"> </text:span><text:span text:style-name="T35">install</text:span><text:span text:style-name="T13"> </text:span><text:span text:style-name="T145">mido[ports-rtmidi]<text:tab/></text:span><text:span text:style-name="T146">MIDI virtual port</text:span></text:p>
      <text:p text:style-name="P18"/>
      <text:p text:style-name="P50">The lgpio <text:span text:style-name="T142">located in the venv produces warnings which can be removed by copying the regular <text:s/>python3 lgpio to the venv.</text:span></text:p>
      <text:h text:style-name="Heading_20_3" text:outline-level="3"><text:bookmark-start text:name="__RefHeading___Toc1771_840635470"/>Selecting the Python Interpreter<text:bookmark-end text:name="__RefHeading___Toc1771_840635470"/></text:h>
      <text:list xml:id="list1498312247" text:style-name="L7">
        <text:list-item>
          <text:p text:style-name="P108"><text:span text:style-name="T139">On VS Code </text:span><text:span text:style-name="T159">(</text:span><text:span text:style-name="T81">on the desktop</text:span><text:span text:style-name="T159">)</text:span><text:span text:style-name="T139">, execute </text:span><text:span text:style-name="T80">ctrl+shift+P</text:span></text:p>
        </text:list-item>
        <text:list-item>
          <text:p text:style-name="P109">In the command window, type <text:span text:style-name="T76">select interpreter</text:span></text:p>
        </text:list-item>
        <text:list-item>
          <text:p text:style-name="P110">Select the <text:span text:style-name="T76">.venv</text:span> interpreter</text:p>
        </text:list-item>
      </text:list>
      <text:h text:style-name="Heading_20_2" text:outline-level="2"><text:bookmark-start text:name="__RefHeading___Toc2102_404452616"/>11.2 Arduino Nano Every Firmware<text:bookmark-end text:name="__RefHeading___Toc2102_404452616"/></text:h>
      <text:p text:style-name="P65">Arduino firmware is flashed on the following boards (the pedalboard firmware was developed by PedaMidiKit) :</text:p>
      <text:list xml:id="list230578344" text:style-name="L8">
        <text:list-item>
          <text:p text:style-name="P111">keyboards (ArduinoB3Keyboards project)</text:p>
        </text:list-item>
        <text:list-item>
          <text:p text:style-name="P111">drawbars (ArduinoB3Drawbars project)</text:p>
        </text:list-item>
        <text:list-item>
          <text:p text:style-name="P111"><text:soft-page-break/>main panel controls (ArduinoB3Controls)</text:p>
        </text:list-item>
      </text:list>
      <text:p text:style-name="P97"><text:span text:style-name="T165">These are C++ projects developed </text:span><text:span text:style-name="T82">on the desktop</text:span><text:span text:style-name="T165"> </text:span><text:span text:style-name="T166">with </text:span><text:span text:style-name="T14">Visual Studio Code</text:span><text:span text:style-name="T166"> and its </text:span><text:span text:style-name="T14">PlatformIO</text:span><text:span text:style-name="T166"> extension. The Arduino source files are located on desktop and the projects are built locally, </text:span><text:span text:style-name="T167">then the HEX file is sent to the Raspberry PI which in turn flashes the Arduino firmware. This tool chain allows remote in-system organ firmware update.</text:span></text:p>
      <text:p text:style-name="P99">USB ports have to be available for the firmware update process to perform properly : do not forget to temporarily modify the <text:span text:style-name="T3">/etc/rc.local</text:span><text:span text:style-name="T24"> file </text:span><text:span text:style-name="T38">by commenting out the </text:span><text:span text:style-name="T17">/usr/bin/runb3</text:span><text:span text:style-name="T38"> <text:s/>line.</text:span></text:p>
      <text:h text:style-name="Heading_20_3" text:outline-level="3"><text:bookmark-start text:name="__RefHeading___Toc2360_3513252120"/>PlatformIO Core (CLI)<text:bookmark-end text:name="__RefHeading___Toc2360_3513252120"/></text:h>
      <text:p text:style-name="P66"><text:span text:style-name="T3">PlatformIO Core</text:span> has to be installed <text:span text:style-name="T76">on the Raspberry PI</text:span> to allow remote operations such as firmware update or <text:s/>running unit tests on the Arduino boards.</text:p>
      <text:p text:style-name="P66"><text:span text:style-name="T168">To download </text:span><text:span text:style-name="T15">PlatformIO Core</text:span><text:span text:style-name="T168"> o</text:span>n the Raspberry PI, <text:span text:style-name="T24"><text:s/>type:</text:span></text:p>
      <text:p text:style-name="P16">$ cd /home/pi</text:p>
      <text:p text:style-name="P20">$ wget -O get-platformio.py <text:a xlink:type="simple" xlink:href="https://raw.githubusercontent.com/platformio/platformio-core-installer/" text:style-name="Internet_20_link" text:visited-style-name="Visited_20_Internet_20_Link">https://raw.githubusercontent.com/platformio/platformio-core-installer/</text:a> master/get-platformio.py</text:p>
      <text:p text:style-name="P20"/>
      <text:p text:style-name="P68"><text:bookmark-start text:name="__RefHeading___Toc2054_3919056235"/>Then, install <text:span text:style-name="T3">PlatformIO</text:span> with:<text:bookmark-end text:name="__RefHeading___Toc2054_3919056235"/></text:p>
      <text:p text:style-name="P21">$ python3 get-platformio.py</text:p>
      <text:p text:style-name="P22">$ /home/pi/.platformio/penv/bin/pio account login</text:p>
      <text:p text:style-name="P22">$ enter credentials: Georgie-Nantes password is in Bitwarden vault</text:p>
      <text:p text:style-name="P22">$ /home/pi/.platformio/penv/bin/pio remote agent start &amp;</text:p>
      <text:p text:style-name="P20"/>
      <text:p text:style-name="P67"><text:span text:style-name="T153">In Visual Studio Terminal, </text:span><text:span text:style-name="T154">c</text:span>heck that the Raspberry PI is in the agents list:</text:p>
      <text:p text:style-name="P26">$ pio remote agent list</text:p>
      <text:p text:style-name="P23">b3pi4</text:p>
      <text:p text:style-name="P23"/>
      <text:p text:style-name="P25">$ pio remote device list</text:p>
      <text:p text:style-name="P25">Agent b3pi4</text:p>
      <text:p text:style-name="P25">===========</text:p>
      <text:p text:style-name="P25">/dev/ttyACM0</text:p>
      <text:p text:style-name="P25">------------</text:p>
      <text:p text:style-name="P25">Hardware ID: USB VID:PID=2341:0058 SER=45CF82F551514C4630202020FF0E2645 LOCATION=1-1.1:1.0</text:p>
      <text:p text:style-name="P25">Description: Arduino Nano Every</text:p>
      <text:p text:style-name="P25"/>
      <text:p text:style-name="P25">/dev/ttyACM1</text:p>
      <text:p text:style-name="P25">------------</text:p>
      <text:p text:style-name="P25">Hardware ID: USB VID:PID=2341:0058 SER=3D4768A751514C4630202020FF0D4243 LOCATION=1-1.2:1.0</text:p>
      <text:p text:style-name="P25">Description: Arduino Nano Every</text:p>
      <text:p text:style-name="P25"/>
      <text:p text:style-name="P25">/dev/ttyACM2</text:p>
      <text:p text:style-name="P25">------------</text:p>
      <text:p text:style-name="P25">Hardware ID: USB VID:PID=2341:0058 SER=C9ACB9635151363448202020FF180D3E LOCATION=1-1.3:1.0</text:p>
      <text:p text:style-name="P25">Description: Arduino Nano Every</text:p>
      <text:p text:style-name="P25"/>
      <text:p text:style-name="P25">/dev/ttyACM3</text:p>
      <text:p text:style-name="P25">------------</text:p>
      <text:p text:style-name="P25">Hardware ID: USB VID:PID=2341:8036 SER=MIDI LOCATION=1-1.4:1.0</text:p>
      <text:p text:style-name="P25">Description: Arduino Leonardo</text:p>
      <text:p text:style-name="P24"/>
      <text:p text:style-name="Text_20_body"><text:soft-page-break/>To build an Arduino project <text:span text:style-name="T169">from desktop VSC, activate the PlatformIO extension </text:span><text:span text:style-name="T170">and run </text:span><text:span text:style-name="T83">General &gt; Build</text:span></text:p>
      <text:p text:style-name="P69"><text:span text:style-name="T137">To update an Arduino firmware from desktop VSC, </text:span><text:span text:style-name="T138">activate the PlatformIO extension </text:span><text:span text:style-name="T137">and run </text:span><text:span text:style-name="T83">Remote &gt; Remote Upload</text:span></text:p>
      <text:h text:style-name="Heading_20_1" text:outline-level="1"><text:bookmark-start text:name="__RefHeading___Toc1596_1356982926"/><text:span text:style-name="T134">1</text:span><text:span text:style-name="T162">2</text:span><text:span text:style-name="T134"> </text:span>Troubleshooting<text:bookmark-end text:name="__RefHeading___Toc1596_1356982926"/></text:h>
      <text:h text:style-name="Heading_20_2" text:outline-level="2"><text:bookmark-start text:name="__RefHeading___Toc1598_1356982926"/>Startup<text:bookmark-end text:name="__RefHeading___Toc1598_1356982926"/></text:h>
      <text:p text:style-name="Text_20_body"><text:span text:style-name="T32">Examine</text:span><text:span text:style-name="T11"> /tmp/rc.local.log</text:span></text:p>
      <text:h text:style-name="P84" text:outline-level="2"><text:bookmark-start text:name="__RefHeading___Toc1600_1356982926"/><text:span text:style-name="T134">M</text:span>IDI<text:bookmark-end text:name="__RefHeading___Toc1600_1356982926"/></text:h>
      <text:p text:style-name="P57"><text:span text:style-name="T24">Use</text:span><text:span text:style-name="T3"> midisnoop</text:span></text:p>
      <text:p text:style-name="Preformatted_20_Text"><text:span text:style-name="T12">$ </text:span><text:span text:style-name="Source_20_Text"><text:span text:style-name="T3">sudo apt-get update</text:span></text:span></text:p>
      <text:p text:style-name="Preformatted_20_Text"><text:span text:style-name="T12">$ </text:span><text:span text:style-name="Source_20_Text"><text:span text:style-name="T3">sudo apt-get -y install midisnoop</text:span></text:span></text:p>
      <text:h text:style-name="Heading_20_2" text:outline-level="2"><text:bookmark-start text:name="__RefHeading___Toc1602_1356982926"/><text:span text:style-name="T33">A</text:span><text:span text:style-name="T24">udio</text:span><text:bookmark-end text:name="__RefHeading___Toc1602_1356982926"/></text:h>
      <text:p text:style-name="P58">Launch alsamixer and select IqaudIODAC sound car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1" svg:font-family="Ubuntu"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598in" fo:margin-bottom="0in" loext:contextual-spacing="false"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5T14:30:48.793300748</meta:creation-date>
    <dc:date>2024-09-06T16:31:10.460044181</dc:date>
    <meta:editing-duration>P1DT21H18M8S</meta:editing-duration>
    <meta:editing-cycles>158</meta:editing-cycles>
    <meta:generator>LibreOffice/6.4.7.2$Linux_X86_64 LibreOffice_project/40$Build-2</meta:generator>
    <meta:document-statistic meta:table-count="0" meta:image-count="0" meta:object-count="0" meta:page-count="15" meta:paragraph-count="465" meta:word-count="3027" meta:character-count="20636" meta:non-whitespace-character-count="17886"/>
  </office:meta>
</office:document-meta>
</file>